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cm" svg:height="9cm" svg:x="48.28cm" svg:y="0.182cm">
            <draw:object draw:notify-on-update-of-ranges="Sheet1.A27:Sheet1.A45 Sheet1.C26:Sheet1.C26 Sheet1.C27:Sheet1.C45 Sheet1.A27:Sheet1.A45 Sheet1.D26:Sheet1.D26 Sheet1.D27:Sheet1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44.118cm" svg:y="9.632cm">
            <draw:object draw:notify-on-update-of-ranges="Sheet1.A27:Sheet1.A47 Sheet1.H26:Sheet1.H26 Sheet1.H28:Sheet1.H47 Sheet1.A27:Sheet1.A47 Sheet1.I26:Sheet1.I26 Sheet1.I27:Sheet1.I47 Sheet1.A27:Sheet1.A47 Sheet1.J26:Sheet1.J26 Sheet1.J27:Sheet1.J47 Sheet1.A27:Sheet1.A47 Sheet1.K26:Sheet1.K26 Sheet1.K27:Sheet1.K47 Sheet1.A27:Sheet1.A47 Sheet1.L26:Sheet1.L26 Sheet1.L27:Sheet1.L47 Sheet1.A27:Sheet1.A47 Sheet1.M26:Sheet1.M26 Sheet1.M27:Sheet1.M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p_split_merge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63991168" calcext:value-type="float">
            <text:p>263991168</text:p>
          </table:table-cell>
          <table:table-cell office:value-type="float" office:value="3250682640" calcext:value-type="float">
            <text:p>3250682640</text:p>
          </table:table-cell>
          <table:table-cell table:style-name="ce1" office:value-type="float" office:value="0.205833" calcext:value-type="float">
            <text:p>2.06E-01</text:p>
          </table:table-cell>
          <table:table-cell/>
          <table:table-cell office:value-type="float" office:value="5.02677" calcext:value-type="float">
            <text:p>5.02677</text:p>
          </table:table-cell>
          <table:table-cell office:value-type="float" office:value="0.171283" calcext:value-type="float">
            <text:p>0.171283</text:p>
          </table:table-cell>
          <table:table-cell office:value-type="float" office:value="1.500014" calcext:value-type="float">
            <text:p>1.500014</text:p>
          </table:table-cell>
          <table:table-cell office:value-type="float" office:value="0.538204" calcext:value-type="float">
            <text:p>0.538204</text:p>
          </table:table-cell>
          <table:table-cell office:value-type="float" office:value="0.088441" calcext:value-type="float">
            <text:p>0.088441</text:p>
          </table:table-cell>
          <table:table-cell office:value-type="float" office:value="0.215364" calcext:value-type="float">
            <text:p>0.215364</text:p>
          </table:table-cell>
          <table:table-cell office:value-type="float" office:value="0.825856" calcext:value-type="float">
            <text:p>0.825856</text:p>
          </table:table-cell>
          <table:table-cell/>
          <table:table-cell office:value-type="float" office:value="0.246477" calcext:value-type="float">
            <text:p>0.246477</text:p>
          </table:table-cell>
          <table:table-cell office:value-type="float" office:value="0" calcext:value-type="float">
            <text:p>0</text:p>
          </table:table-cell>
          <table:table-cell office:value-type="float" office:value="0.11129604457481" calcext:value-type="float">
            <text:p>0.111296044574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63995200" calcext:value-type="float">
            <text:p>263995200</text:p>
          </table:table-cell>
          <table:table-cell office:value-type="float" office:value="3236773680" calcext:value-type="float">
            <text:p>3236773680</text:p>
          </table:table-cell>
          <table:table-cell table:style-name="ce1" office:value-type="float" office:value="0.206144" calcext:value-type="float">
            <text:p>2.06E-01</text:p>
          </table:table-cell>
          <table:table-cell/>
          <table:table-cell office:value-type="float" office:value="5.245549" calcext:value-type="float">
            <text:p>5.245549</text:p>
          </table:table-cell>
          <table:table-cell office:value-type="float" office:value="0.199435" calcext:value-type="float">
            <text:p>0.199435</text:p>
          </table:table-cell>
          <table:table-cell office:value-type="float" office:value="1.615783" calcext:value-type="float">
            <text:p>1.615783</text:p>
          </table:table-cell>
          <table:table-cell office:value-type="float" office:value="0.632681" calcext:value-type="float">
            <text:p>0.632681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228603" calcext:value-type="float">
            <text:p>0.228603</text:p>
          </table:table-cell>
          <table:table-cell office:value-type="float" office:value="0.85148" calcext:value-type="float">
            <text:p>0.85148</text:p>
          </table:table-cell>
          <table:table-cell/>
          <table:table-cell office:value-type="float" office:value="0.268884" calcext:value-type="float">
            <text:p>0.268884</text:p>
          </table:table-cell>
          <table:table-cell office:value-type="float" office:value="0" calcext:value-type="float">
            <text:p>0</text:p>
          </table:table-cell>
          <table:table-cell office:value-type="float" office:value="0.114637653627979" calcext:value-type="float">
            <text:p>0.114637653627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3992320" calcext:value-type="float">
            <text:p>263992320</text:p>
          </table:table-cell>
          <table:table-cell office:value-type="float" office:value="3227716224" calcext:value-type="float">
            <text:p>3227716224</text:p>
          </table:table-cell>
          <table:table-cell table:style-name="ce1" office:value-type="float" office:value="0.207515" calcext:value-type="float">
            <text:p>2.08E-01</text:p>
          </table:table-cell>
          <table:table-cell/>
          <table:table-cell office:value-type="float" office:value="5.551756" calcext:value-type="float">
            <text:p>5.551756</text:p>
          </table:table-cell>
          <table:table-cell office:value-type="float" office:value="0.22216" calcext:value-type="float">
            <text:p>0.22216</text:p>
          </table:table-cell>
          <table:table-cell office:value-type="float" office:value="1.778393" calcext:value-type="float">
            <text:p>1.778393</text:p>
          </table:table-cell>
          <table:table-cell office:value-type="float" office:value="0.681287" calcext:value-type="float">
            <text:p>0.681287</text:p>
          </table:table-cell>
          <table:table-cell office:value-type="float" office:value="0.111005" calcext:value-type="float">
            <text:p>0.111005</text:p>
          </table:table-cell>
          <table:table-cell office:value-type="float" office:value="0.244493" calcext:value-type="float">
            <text:p>0.244493</text:p>
          </table:table-cell>
          <table:table-cell office:value-type="float" office:value="0.896777" calcext:value-type="float">
            <text:p>0.896777</text:p>
          </table:table-cell>
          <table:table-cell/>
          <table:table-cell office:value-type="float" office:value="0.2704" calcext:value-type="float">
            <text:p>0.2704</text:p>
          </table:table-cell>
          <table:table-cell office:value-type="float" office:value="0" calcext:value-type="float">
            <text:p>0</text:p>
          </table:table-cell>
          <table:table-cell office:value-type="float" office:value="0.118032562208294" calcext:value-type="float">
            <text:p>0.118032562208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63998368" calcext:value-type="float">
            <text:p>263998368</text:p>
          </table:table-cell>
          <table:table-cell office:value-type="float" office:value="3237229980" calcext:value-type="float">
            <text:p>3237229980</text:p>
          </table:table-cell>
          <table:table-cell table:style-name="ce1" office:value-type="float" office:value="0.208281" calcext:value-type="float">
            <text:p>2.08E-01</text:p>
          </table:table-cell>
          <table:table-cell/>
          <table:table-cell office:value-type="float" office:value="5.843134" calcext:value-type="float">
            <text:p>5.843134</text:p>
          </table:table-cell>
          <table:table-cell office:value-type="float" office:value="0.237657" calcext:value-type="float">
            <text:p>0.237657</text:p>
          </table:table-cell>
          <table:table-cell office:value-type="float" office:value="1.936456" calcext:value-type="float">
            <text:p>1.936456</text:p>
          </table:table-cell>
          <table:table-cell office:value-type="float" office:value="0.717079" calcext:value-type="float">
            <text:p>0.717079</text:p>
          </table:table-cell>
          <table:table-cell office:value-type="float" office:value="0.124567" calcext:value-type="float">
            <text:p>0.124567</text:p>
          </table:table-cell>
          <table:table-cell office:value-type="float" office:value="0.28367" calcext:value-type="float">
            <text:p>0.28367</text:p>
          </table:table-cell>
          <table:table-cell office:value-type="float" office:value="0.998768" calcext:value-type="float">
            <text:p>0.998768</text:p>
          </table:table-cell>
          <table:table-cell/>
          <table:table-cell office:value-type="float" office:value="0.243191" calcext:value-type="float">
            <text:p>0.243191</text:p>
          </table:table-cell>
          <table:table-cell office:value-type="float" office:value="0" calcext:value-type="float">
            <text:p>0</text:p>
          </table:table-cell>
          <table:table-cell office:value-type="float" office:value="0.106548481921572" calcext:value-type="float">
            <text:p>0.106548481921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3996928" calcext:value-type="float">
            <text:p>263996928</text:p>
          </table:table-cell>
          <table:table-cell office:value-type="float" office:value="3205092384" calcext:value-type="float">
            <text:p>3205092384</text:p>
          </table:table-cell>
          <table:table-cell table:style-name="ce1" office:value-type="float" office:value="0.210718" calcext:value-type="float">
            <text:p>2.11E-01</text:p>
          </table:table-cell>
          <table:table-cell/>
          <table:table-cell office:value-type="float" office:value="6.112526" calcext:value-type="float">
            <text:p>6.112526</text:p>
          </table:table-cell>
          <table:table-cell office:value-type="float" office:value="0.289296" calcext:value-type="float">
            <text:p>0.289296</text:p>
          </table:table-cell>
          <table:table-cell office:value-type="float" office:value="2.191805" calcext:value-type="float">
            <text:p>2.191805</text:p>
          </table:table-cell>
          <table:table-cell office:value-type="float" office:value="0.790588" calcext:value-type="float">
            <text:p>0.790588</text:p>
          </table:table-cell>
          <table:table-cell office:value-type="float" office:value="0.141295" calcext:value-type="float">
            <text:p>0.141295</text:p>
          </table:table-cell>
          <table:table-cell office:value-type="float" office:value="0.306427" calcext:value-type="float">
            <text:p>0.306427</text:p>
          </table:table-cell>
          <table:table-cell office:value-type="float" office:value="0.926263" calcext:value-type="float">
            <text:p>0.926263</text:p>
          </table:table-cell>
          <table:table-cell/>
          <table:table-cell office:value-type="float" office:value="0.277228" calcext:value-type="float">
            <text:p>0.277228</text:p>
          </table:table-cell>
          <table:table-cell office:value-type="float" office:value="0" calcext:value-type="float">
            <text:p>0</text:p>
          </table:table-cell>
          <table:table-cell office:value-type="float" office:value="0.110884913575084" calcext:value-type="float">
            <text:p>0.110884913575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3999520" calcext:value-type="float">
            <text:p>263999520</text:p>
          </table:table-cell>
          <table:table-cell office:value-type="float" office:value="3189595932" calcext:value-type="float">
            <text:p>3189595932</text:p>
          </table:table-cell>
          <table:table-cell table:style-name="ce1" office:value-type="float" office:value="0.21577" calcext:value-type="float">
            <text:p>2.16E-01</text:p>
          </table:table-cell>
          <table:table-cell/>
          <table:table-cell office:value-type="float" office:value="6.629594" calcext:value-type="float">
            <text:p>6.629594</text:p>
          </table:table-cell>
          <table:table-cell office:value-type="float" office:value="0.304776" calcext:value-type="float">
            <text:p>0.304776</text:p>
          </table:table-cell>
          <table:table-cell office:value-type="float" office:value="2.430979" calcext:value-type="float">
            <text:p>2.430979</text:p>
          </table:table-cell>
          <table:table-cell office:value-type="float" office:value="0.878728" calcext:value-type="float">
            <text:p>0.878728</text:p>
          </table:table-cell>
          <table:table-cell office:value-type="float" office:value="0.16609" calcext:value-type="float">
            <text:p>0.16609</text:p>
          </table:table-cell>
          <table:table-cell office:value-type="float" office:value="0.357882" calcext:value-type="float">
            <text:p>0.357882</text:p>
          </table:table-cell>
          <table:table-cell office:value-type="float" office:value="1.096999" calcext:value-type="float">
            <text:p>1.096999</text:p>
          </table:table-cell>
          <table:table-cell/>
          <table:table-cell office:value-type="float" office:value="0.26068" calcext:value-type="float">
            <text:p>0.26068</text:p>
          </table:table-cell>
          <table:table-cell office:value-type="float" office:value="0" calcext:value-type="float">
            <text:p>0</text:p>
          </table:table-cell>
          <table:table-cell office:value-type="float" office:value="0.105846083076833" calcext:value-type="float">
            <text:p>0.105846083076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3998080" calcext:value-type="float">
            <text:p>263998080</text:p>
          </table:table-cell>
          <table:table-cell office:value-type="float" office:value="3188443680" calcext:value-type="float">
            <text:p>3188443680</text:p>
          </table:table-cell>
          <table:table-cell table:style-name="ce1" office:value-type="float" office:value="0.21356" calcext:value-type="float">
            <text:p>2.14E-01</text:p>
          </table:table-cell>
          <table:table-cell/>
          <table:table-cell office:value-type="float" office:value="7.246536" calcext:value-type="float">
            <text:p>7.246536</text:p>
          </table:table-cell>
          <table:table-cell office:value-type="float" office:value="0.366986" calcext:value-type="float">
            <text:p>0.366986</text:p>
          </table:table-cell>
          <table:table-cell office:value-type="float" office:value="2.749537" calcext:value-type="float">
            <text:p>2.749537</text:p>
          </table:table-cell>
          <table:table-cell office:value-type="float" office:value="1.02491" calcext:value-type="float">
            <text:p>1.02491</text:p>
          </table:table-cell>
          <table:table-cell office:value-type="float" office:value="0.195321" calcext:value-type="float">
            <text:p>0.195321</text:p>
          </table:table-cell>
          <table:table-cell office:value-type="float" office:value="0.408522" calcext:value-type="float">
            <text:p>0.408522</text:p>
          </table:table-cell>
          <table:table-cell office:value-type="float" office:value="1.193215" calcext:value-type="float">
            <text:p>1.193215</text:p>
          </table:table-cell>
          <table:table-cell/>
          <table:table-cell office:value-type="float" office:value="0.256534" calcext:value-type="float">
            <text:p>0.256534</text:p>
          </table:table-cell>
          <table:table-cell office:value-type="float" office:value="0" calcext:value-type="float">
            <text:p>0</text:p>
          </table:table-cell>
          <table:table-cell office:value-type="float" office:value="0.105429191711487" calcext:value-type="float">
            <text:p>0.1054291917114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3995200" calcext:value-type="float">
            <text:p>263995200</text:p>
          </table:table-cell>
          <table:table-cell office:value-type="float" office:value="3177698040" calcext:value-type="float">
            <text:p>3177698040</text:p>
          </table:table-cell>
          <table:table-cell table:style-name="ce1" office:value-type="float" office:value="0.214472" calcext:value-type="float">
            <text:p>2.14E-01</text:p>
          </table:table-cell>
          <table:table-cell/>
          <table:table-cell office:value-type="float" office:value="7.844148" calcext:value-type="float">
            <text:p>7.844148</text:p>
          </table:table-cell>
          <table:table-cell office:value-type="float" office:value="0.432583" calcext:value-type="float">
            <text:p>0.432583</text:p>
          </table:table-cell>
          <table:table-cell office:value-type="float" office:value="3.067387" calcext:value-type="float">
            <text:p>3.067387</text:p>
          </table:table-cell>
          <table:table-cell office:value-type="float" office:value="1.139213" calcext:value-type="float">
            <text:p>1.139213</text:p>
          </table:table-cell>
          <table:table-cell office:value-type="float" office:value="0.229574" calcext:value-type="float">
            <text:p>0.229574</text:p>
          </table:table-cell>
          <table:table-cell office:value-type="float" office:value="0.46386" calcext:value-type="float">
            <text:p>0.46386</text:p>
          </table:table-cell>
          <table:table-cell office:value-type="float" office:value="1.246734" calcext:value-type="float">
            <text:p>1.246734</text:p>
          </table:table-cell>
          <table:table-cell/>
          <table:table-cell office:value-type="float" office:value="0.267078" calcext:value-type="float">
            <text:p>0.267078</text:p>
          </table:table-cell>
          <table:table-cell office:value-type="float" office:value="0" calcext:value-type="float">
            <text:p>0</text:p>
          </table:table-cell>
          <table:table-cell office:value-type="float" office:value="0.112770055395194" calcext:value-type="float">
            <text:p>0.112770055395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63996928" calcext:value-type="float">
            <text:p>263996928</text:p>
          </table:table-cell>
          <table:table-cell office:value-type="float" office:value="3202046208" calcext:value-type="float">
            <text:p>3202046208</text:p>
          </table:table-cell>
          <table:table-cell table:style-name="ce1" office:value-type="float" office:value="0.213317" calcext:value-type="float">
            <text:p>2.13E-01</text:p>
          </table:table-cell>
          <table:table-cell/>
          <table:table-cell office:value-type="float" office:value="8.070724" calcext:value-type="float">
            <text:p>8.070724</text:p>
          </table:table-cell>
          <table:table-cell office:value-type="float" office:value="0.375216" calcext:value-type="float">
            <text:p>0.375216</text:p>
          </table:table-cell>
          <table:table-cell office:value-type="float" office:value="3.456189" calcext:value-type="float">
            <text:p>3.456189</text:p>
          </table:table-cell>
          <table:table-cell office:value-type="float" office:value="0.98669" calcext:value-type="float">
            <text:p>0.98669</text:p>
          </table:table-cell>
          <table:table-cell office:value-type="float" office:value="0.260796" calcext:value-type="float">
            <text:p>0.260796</text:p>
          </table:table-cell>
          <table:table-cell office:value-type="float" office:value="0.409128" calcext:value-type="float">
            <text:p>0.409128</text:p>
          </table:table-cell>
          <table:table-cell office:value-type="float" office:value="1.313498" calcext:value-type="float">
            <text:p>1.313498</text:p>
          </table:table-cell>
          <table:table-cell/>
          <table:table-cell office:value-type="float" office:value="0.176922" calcext:value-type="float">
            <text:p>0.176922</text:p>
          </table:table-cell>
          <table:table-cell office:value-type="float" office:value="0" calcext:value-type="float">
            <text:p>0</text:p>
          </table:table-cell>
          <table:table-cell office:value-type="float" office:value="0.107227094706561" calcext:value-type="float">
            <text:p>0.107227094706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63999232" calcext:value-type="float">
            <text:p>263999232</text:p>
          </table:table-cell>
          <table:table-cell office:value-type="float" office:value="3202584336" calcext:value-type="float">
            <text:p>3202584336</text:p>
          </table:table-cell>
          <table:table-cell table:style-name="ce1" office:value-type="float" office:value="0.211206" calcext:value-type="float">
            <text:p>2.11E-01</text:p>
          </table:table-cell>
          <table:table-cell/>
          <table:table-cell office:value-type="float" office:value="9.22467" calcext:value-type="float">
            <text:p>9.22467</text:p>
          </table:table-cell>
          <table:table-cell office:value-type="float" office:value="0.448029" calcext:value-type="float">
            <text:p>0.448029</text:p>
          </table:table-cell>
          <table:table-cell office:value-type="float" office:value="3.869721" calcext:value-type="float">
            <text:p>3.869721</text:p>
          </table:table-cell>
          <table:table-cell office:value-type="float" office:value="1.116315" calcext:value-type="float">
            <text:p>1.116315</text:p>
          </table:table-cell>
          <table:table-cell office:value-type="float" office:value="0.305764" calcext:value-type="float">
            <text:p>0.305764</text:p>
          </table:table-cell>
          <table:table-cell office:value-type="float" office:value="0.445969" calcext:value-type="float">
            <text:p>0.445969</text:p>
          </table:table-cell>
          <table:table-cell office:value-type="float" office:value="1.379567" calcext:value-type="float">
            <text:p>1.379567</text:p>
          </table:table-cell>
          <table:table-cell/>
          <table:table-cell office:value-type="float" office:value="0.167174" calcext:value-type="float">
            <text:p>0.167174</text:p>
          </table:table-cell>
          <table:table-cell office:value-type="float" office:value="0" calcext:value-type="float">
            <text:p>0</text:p>
          </table:table-cell>
          <table:table-cell office:value-type="float" office:value="0.104109258342416" calcext:value-type="float">
            <text:p>0.104109258342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63996928" calcext:value-type="float">
            <text:p>263996928</text:p>
          </table:table-cell>
          <table:table-cell office:value-type="float" office:value="3179733840" calcext:value-type="float">
            <text:p>3179733840</text:p>
          </table:table-cell>
          <table:table-cell table:style-name="ce1" office:value-type="float" office:value="0.21573" calcext:value-type="float">
            <text:p>2.16E-01</text:p>
          </table:table-cell>
          <table:table-cell/>
          <table:table-cell office:value-type="float" office:value="11.032793" calcext:value-type="float">
            <text:p>11.032793</text:p>
          </table:table-cell>
          <table:table-cell office:value-type="float" office:value="0.672446" calcext:value-type="float">
            <text:p>0.672446</text:p>
          </table:table-cell>
          <table:table-cell office:value-type="float" office:value="4.581382" calcext:value-type="float">
            <text:p>4.581382</text:p>
          </table:table-cell>
          <table:table-cell office:value-type="float" office:value="1.752021" calcext:value-type="float">
            <text:p>1.752021</text:p>
          </table:table-cell>
          <table:table-cell office:value-type="float" office:value="0.382698" calcext:value-type="float">
            <text:p>0.382698</text:p>
          </table:table-cell>
          <table:table-cell office:value-type="float" office:value="0.653182" calcext:value-type="float">
            <text:p>0.653182</text:p>
          </table:table-cell>
          <table:table-cell office:value-type="float" office:value="1.661092" calcext:value-type="float">
            <text:p>1.661092</text:p>
          </table:table-cell>
          <table:table-cell/>
          <table:table-cell office:value-type="float" office:value="0.26643" calcext:value-type="float">
            <text:p>0.26643</text:p>
          </table:table-cell>
          <table:table-cell office:value-type="float" office:value="0" calcext:value-type="float">
            <text:p>0</text:p>
          </table:table-cell>
          <table:table-cell office:value-type="float" office:value="0.0966531462897536" calcext:value-type="float">
            <text:p>0.09665314628975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3998080" calcext:value-type="float">
            <text:p>263998080</text:p>
          </table:table-cell>
          <table:table-cell office:value-type="float" office:value="3183581160" calcext:value-type="float">
            <text:p>3183581160</text:p>
          </table:table-cell>
          <table:table-cell table:style-name="ce1" office:value-type="float" office:value="0.217403" calcext:value-type="float">
            <text:p>2.17E-01</text:p>
          </table:table-cell>
          <table:table-cell/>
          <table:table-cell office:value-type="float" office:value="12.053807" calcext:value-type="float">
            <text:p>12.053807</text:p>
          </table:table-cell>
          <table:table-cell office:value-type="float" office:value="0.650864" calcext:value-type="float">
            <text:p>0.650864</text:p>
          </table:table-cell>
          <table:table-cell office:value-type="float" office:value="5.405163" calcext:value-type="float">
            <text:p>5.405163</text:p>
          </table:table-cell>
          <table:table-cell office:value-type="float" office:value="1.605375" calcext:value-type="float">
            <text:p>1.605375</text:p>
          </table:table-cell>
          <table:table-cell office:value-type="float" office:value="0.484257" calcext:value-type="float">
            <text:p>0.484257</text:p>
          </table:table-cell>
          <table:table-cell office:value-type="float" office:value="0.616718" calcext:value-type="float">
            <text:p>0.616718</text:p>
          </table:table-cell>
          <table:table-cell office:value-type="float" office:value="1.731347" calcext:value-type="float">
            <text:p>1.731347</text:p>
          </table:table-cell>
          <table:table-cell/>
          <table:table-cell office:value-type="float" office:value="0.176341" calcext:value-type="float">
            <text:p>0.176341</text:p>
          </table:table-cell>
          <table:table-cell office:value-type="float" office:value="0" calcext:value-type="float">
            <text:p>0</text:p>
          </table:table-cell>
          <table:table-cell office:value-type="float" office:value="0.104741554633399" calcext:value-type="float">
            <text:p>0.104741554633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999232" calcext:value-type="float">
            <text:p>263999232</text:p>
          </table:table-cell>
          <table:table-cell office:value-type="float" office:value="3204750528" calcext:value-type="float">
            <text:p>3204750528</text:p>
          </table:table-cell>
          <table:table-cell table:style-name="ce1" office:value-type="float" office:value="0.213237" calcext:value-type="float">
            <text:p>2.13E-01</text:p>
          </table:table-cell>
          <table:table-cell/>
          <table:table-cell office:value-type="float" office:value="14.182289" calcext:value-type="float">
            <text:p>14.182289</text:p>
          </table:table-cell>
          <table:table-cell office:value-type="float" office:value="0.850683" calcext:value-type="float">
            <text:p>0.850683</text:p>
          </table:table-cell>
          <table:table-cell office:value-type="float" office:value="6.81931" calcext:value-type="float">
            <text:p>6.81931</text:p>
          </table:table-cell>
          <table:table-cell office:value-type="float" office:value="2.028635" calcext:value-type="float">
            <text:p>2.028635</text:p>
          </table:table-cell>
          <table:table-cell office:value-type="float" office:value="0.619135" calcext:value-type="float">
            <text:p>0.619135</text:p>
          </table:table-cell>
          <table:table-cell office:value-type="float" office:value="0.759581" calcext:value-type="float">
            <text:p>0.759581</text:p>
          </table:table-cell>
          <table:table-cell office:value-type="float" office:value="1.781279" calcext:value-type="float">
            <text:p>1.781279</text:p>
          </table:table-cell>
          <table:table-cell/>
          <table:table-cell office:value-type="float" office:value="0.177262" calcext:value-type="float">
            <text:p>0.177262</text:p>
          </table:table-cell>
          <table:table-cell office:value-type="float" office:value="0" calcext:value-type="float">
            <text:p>0</text:p>
          </table:table-cell>
          <table:table-cell office:value-type="float" office:value="0.106329699308189" calcext:value-type="float">
            <text:p>0.1063296993081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3998656" calcext:value-type="float">
            <text:p>263998656</text:p>
          </table:table-cell>
          <table:table-cell office:value-type="float" office:value="3175384032" calcext:value-type="float">
            <text:p>3175384032</text:p>
          </table:table-cell>
          <table:table-cell table:style-name="ce1" office:value-type="float" office:value="0.214578" calcext:value-type="float">
            <text:p>2.15E-01</text:p>
          </table:table-cell>
          <table:table-cell/>
          <table:table-cell office:value-type="float" office:value="18.403244" calcext:value-type="float">
            <text:p>18.403244</text:p>
          </table:table-cell>
          <table:table-cell office:value-type="float" office:value="1.07214" calcext:value-type="float">
            <text:p>1.07214</text:p>
          </table:table-cell>
          <table:table-cell office:value-type="float" office:value="8.981197" calcext:value-type="float">
            <text:p>8.981197</text:p>
          </table:table-cell>
          <table:table-cell office:value-type="float" office:value="2.742945" calcext:value-type="float">
            <text:p>2.742945</text:p>
          </table:table-cell>
          <table:table-cell office:value-type="float" office:value="0.858658" calcext:value-type="float">
            <text:p>0.858658</text:p>
          </table:table-cell>
          <table:table-cell office:value-type="float" office:value="1.005241" calcext:value-type="float">
            <text:p>1.005241</text:p>
          </table:table-cell>
          <table:table-cell office:value-type="float" office:value="2.266615" calcext:value-type="float">
            <text:p>2.266615</text:p>
          </table:table-cell>
          <table:table-cell/>
          <table:table-cell office:value-type="float" office:value="0.174446" calcext:value-type="float">
            <text:p>0.174446</text:p>
          </table:table-cell>
          <table:table-cell office:value-type="float" office:value="0" calcext:value-type="float">
            <text:p>0</text:p>
          </table:table-cell>
          <table:table-cell office:value-type="float" office:value="0.101145634280244" calcext:value-type="float">
            <text:p>0.101145634280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3999232" calcext:value-type="float">
            <text:p>263999232</text:p>
          </table:table-cell>
          <table:table-cell office:value-type="float" office:value="3140158464" calcext:value-type="float">
            <text:p>3140158464</text:p>
          </table:table-cell>
          <table:table-cell table:style-name="ce1" office:value-type="float" office:value="0.216086" calcext:value-type="float">
            <text:p>2.16E-01</text:p>
          </table:table-cell>
          <table:table-cell/>
          <table:table-cell office:value-type="float" office:value="28.146181" calcext:value-type="float">
            <text:p>28.146181</text:p>
          </table:table-cell>
          <table:table-cell office:value-type="float" office:value="2.178544" calcext:value-type="float">
            <text:p>2.178544</text:p>
          </table:table-cell>
          <table:table-cell office:value-type="float" office:value="13.078804" calcext:value-type="float">
            <text:p>13.078804</text:p>
          </table:table-cell>
          <table:table-cell office:value-type="float" office:value="5.51976" calcext:value-type="float">
            <text:p>5.51976</text:p>
          </table:table-cell>
          <table:table-cell office:value-type="float" office:value="1.468541" calcext:value-type="float">
            <text:p>1.468541</text:p>
          </table:table-cell>
          <table:table-cell office:value-type="float" office:value="1.924037" calcext:value-type="float">
            <text:p>1.924037</text:p>
          </table:table-cell>
          <table:table-cell office:value-type="float" office:value="2.842405" calcext:value-type="float">
            <text:p>2.842405</text:p>
          </table:table-cell>
          <table:table-cell/>
          <table:table-cell office:value-type="float" office:value="0.261978" calcext:value-type="float">
            <text:p>0.261978</text:p>
          </table:table-cell>
          <table:table-cell office:value-type="float" office:value="0" calcext:value-type="float">
            <text:p>0</text:p>
          </table:table-cell>
          <table:table-cell office:value-type="float" office:value="0.0976190021982279" calcext:value-type="float">
            <text:p>0.09761900219822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3999808" calcext:value-type="float">
            <text:p>263999808</text:p>
          </table:table-cell>
          <table:table-cell office:value-type="float" office:value="3161458512" calcext:value-type="float">
            <text:p>3161458512</text:p>
          </table:table-cell>
          <table:table-cell table:style-name="ce1" office:value-type="float" office:value="0.214534" calcext:value-type="float">
            <text:p>2.15E-01</text:p>
          </table:table-cell>
          <table:table-cell/>
          <table:table-cell office:value-type="float" office:value="47.688428" calcext:value-type="float">
            <text:p>47.688428</text:p>
          </table:table-cell>
          <table:table-cell office:value-type="float" office:value="3.103758" calcext:value-type="float">
            <text:p>3.103758</text:p>
          </table:table-cell>
          <table:table-cell office:value-type="float" office:value="25.915189" calcext:value-type="float">
            <text:p>25.915189</text:p>
          </table:table-cell>
          <table:table-cell office:value-type="float" office:value="8.054112" calcext:value-type="float">
            <text:p>8.054112</text:p>
          </table:table-cell>
          <table:table-cell office:value-type="float" office:value="2.782984" calcext:value-type="float">
            <text:p>2.782984</text:p>
          </table:table-cell>
          <table:table-cell office:value-type="float" office:value="2.762894" calcext:value-type="float">
            <text:p>2.762894</text:p>
          </table:table-cell>
          <table:table-cell office:value-type="float" office:value="3.625786" calcext:value-type="float">
            <text:p>3.625786</text:p>
          </table:table-cell>
          <table:table-cell/>
          <table:table-cell office:value-type="float" office:value="0.135876" calcext:value-type="float">
            <text:p>0.135876</text:p>
          </table:table-cell>
          <table:table-cell office:value-type="float" office:value="0" calcext:value-type="float">
            <text:p>0</text:p>
          </table:table-cell>
          <table:table-cell office:value-type="float" office:value="0.0924119772222398" calcext:value-type="float">
            <text:p>0.0924119772222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3999808" calcext:value-type="float">
            <text:p>263999808</text:p>
          </table:table-cell>
          <table:table-cell office:value-type="float" office:value="3132909936" calcext:value-type="float">
            <text:p>3132909936</text:p>
          </table:table-cell>
          <table:table-cell table:style-name="ce1" office:value-type="float" office:value="0.213531" calcext:value-type="float">
            <text:p>2.14E-01</text:p>
          </table:table-cell>
          <table:table-cell/>
          <table:table-cell office:value-type="float" office:value="88.728037" calcext:value-type="float">
            <text:p>88.728037</text:p>
          </table:table-cell>
          <table:table-cell office:value-type="float" office:value="6.104323" calcext:value-type="float">
            <text:p>6.104323</text:p>
          </table:table-cell>
          <table:table-cell office:value-type="float" office:value="50.540723" calcext:value-type="float">
            <text:p>50.540723</text:p>
          </table:table-cell>
          <table:table-cell office:value-type="float" office:value="15.910315" calcext:value-type="float">
            <text:p>15.910315</text:p>
          </table:table-cell>
          <table:table-cell office:value-type="float" office:value="5.61719" calcext:value-type="float">
            <text:p>5.61719</text:p>
          </table:table-cell>
          <table:table-cell office:value-type="float" office:value="5.448636" calcext:value-type="float">
            <text:p>5.448636</text:p>
          </table:table-cell>
          <table:table-cell office:value-type="float" office:value="3.753529" calcext:value-type="float">
            <text:p>3.753529</text:p>
          </table:table-cell>
          <table:table-cell/>
          <table:table-cell office:value-type="float" office:value="0.126491" calcext:value-type="float">
            <text:p>0.126491</text:p>
          </table:table-cell>
          <table:table-cell office:value-type="float" office:value="0" calcext:value-type="float">
            <text:p>0</text:p>
          </table:table-cell>
          <table:table-cell office:value-type="float" office:value="0.0865802367578817" calcext:value-type="float">
            <text:p>0.0865802367578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3999808" calcext:value-type="float">
            <text:p>263999808</text:p>
          </table:table-cell>
          <table:table-cell office:value-type="float" office:value="3132909936" calcext:value-type="float">
            <text:p>3132909936</text:p>
          </table:table-cell>
          <table:table-cell table:style-name="ce1" office:value-type="float" office:value="0.213531" calcext:value-type="float">
            <text:p>2.14E-01</text:p>
          </table:table-cell>
          <table:table-cell/>
          <table:table-cell office:value-type="float" office:value="88.728037" calcext:value-type="float">
            <text:p>88.728037</text:p>
          </table:table-cell>
          <table:table-cell office:value-type="float" office:value="6.104323" calcext:value-type="float">
            <text:p>6.104323</text:p>
          </table:table-cell>
          <table:table-cell office:value-type="float" office:value="50.540723" calcext:value-type="float">
            <text:p>50.540723</text:p>
          </table:table-cell>
          <table:table-cell office:value-type="float" office:value="15.910315" calcext:value-type="float">
            <text:p>15.910315</text:p>
          </table:table-cell>
          <table:table-cell office:value-type="float" office:value="5.61719" calcext:value-type="float">
            <text:p>5.61719</text:p>
          </table:table-cell>
          <table:table-cell office:value-type="float" office:value="5.448636" calcext:value-type="float">
            <text:p>5.448636</text:p>
          </table:table-cell>
          <table:table-cell office:value-type="float" office:value="3.753529" calcext:value-type="float">
            <text:p>3.753529</text:p>
          </table:table-cell>
          <table:table-cell/>
          <table:table-cell office:value-type="float" office:value="0.126491" calcext:value-type="float">
            <text:p>0.126491</text:p>
          </table:table-cell>
          <table:table-cell office:value-type="float" office:value="0" calcext:value-type="float">
            <text:p>0</text:p>
          </table:table-cell>
          <table:table-cell office:value-type="float" office:value="0.0865802367578817" calcext:value-type="float">
            <text:p>0.0865802367578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3999808" calcext:value-type="float">
            <text:p>263999808</text:p>
          </table:table-cell>
          <table:table-cell office:value-type="float" office:value="3132909936" calcext:value-type="float">
            <text:p>3132909936</text:p>
          </table:table-cell>
          <table:table-cell table:style-name="ce1" office:value-type="float" office:value="0.213531" calcext:value-type="float">
            <text:p>2.14E-01</text:p>
          </table:table-cell>
          <table:table-cell/>
          <table:table-cell office:value-type="float" office:value="88.728037" calcext:value-type="float">
            <text:p>88.728037</text:p>
          </table:table-cell>
          <table:table-cell office:value-type="float" office:value="6.104323" calcext:value-type="float">
            <text:p>6.104323</text:p>
          </table:table-cell>
          <table:table-cell office:value-type="float" office:value="50.540723" calcext:value-type="float">
            <text:p>50.540723</text:p>
          </table:table-cell>
          <table:table-cell office:value-type="float" office:value="15.910315" calcext:value-type="float">
            <text:p>15.910315</text:p>
          </table:table-cell>
          <table:table-cell office:value-type="float" office:value="5.61719" calcext:value-type="float">
            <text:p>5.61719</text:p>
          </table:table-cell>
          <table:table-cell office:value-type="float" office:value="5.448636" calcext:value-type="float">
            <text:p>5.448636</text:p>
          </table:table-cell>
          <table:table-cell office:value-type="float" office:value="3.753529" calcext:value-type="float">
            <text:p>3.753529</text:p>
          </table:table-cell>
          <table:table-cell/>
          <table:table-cell office:value-type="float" office:value="0.126491" calcext:value-type="float">
            <text:p>0.126491</text:p>
          </table:table-cell>
          <table:table-cell office:value-type="float" office:value="0" calcext:value-type="float">
            <text:p>0</text:p>
          </table:table-cell>
          <table:table-cell office:value-type="float" office:value="0.0865802367578817" calcext:value-type="float">
            <text:p>0.0865802367578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3999808" calcext:value-type="float">
            <text:p>263999808</text:p>
          </table:table-cell>
          <table:table-cell office:value-type="float" office:value="3132909936" calcext:value-type="float">
            <text:p>3132909936</text:p>
          </table:table-cell>
          <table:table-cell table:style-name="ce1" office:value-type="float" office:value="0.213531" calcext:value-type="float">
            <text:p>2.14E-01</text:p>
          </table:table-cell>
          <table:table-cell/>
          <table:table-cell office:value-type="float" office:value="88.728037" calcext:value-type="float">
            <text:p>88.728037</text:p>
          </table:table-cell>
          <table:table-cell office:value-type="float" office:value="6.104323" calcext:value-type="float">
            <text:p>6.104323</text:p>
          </table:table-cell>
          <table:table-cell office:value-type="float" office:value="50.540723" calcext:value-type="float">
            <text:p>50.540723</text:p>
          </table:table-cell>
          <table:table-cell office:value-type="float" office:value="15.910315" calcext:value-type="float">
            <text:p>15.910315</text:p>
          </table:table-cell>
          <table:table-cell office:value-type="float" office:value="5.61719" calcext:value-type="float">
            <text:p>5.61719</text:p>
          </table:table-cell>
          <table:table-cell office:value-type="float" office:value="5.448636" calcext:value-type="float">
            <text:p>5.448636</text:p>
          </table:table-cell>
          <table:table-cell office:value-type="float" office:value="3.753529" calcext:value-type="float">
            <text:p>3.753529</text:p>
          </table:table-cell>
          <table:table-cell/>
          <table:table-cell office:value-type="float" office:value="0.126491" calcext:value-type="float">
            <text:p>0.126491</text:p>
          </table:table-cell>
          <table:table-cell office:value-type="float" office:value="0" calcext:value-type="float">
            <text:p>0</text:p>
          </table:table-cell>
          <table:table-cell office:value-type="float" office:value="0.0865802367578817" calcext:value-type="float">
            <text:p>0.086580236757881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port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 threads</text:p>
          </table:table-cell>
          <table:table-cell/>
          <table:table-cell office:value-type="string" calcext:value-type="string">
            <text:p>ref. speedup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ref runtime</text:p>
          </table:table-cell>
          <table:table-cell/>
          <table:table-cell office:value-type="string" calcext:value-type="string">
            <text:p>pre-symbolic step</text:p>
          </table:table-cell>
          <table:table-cell office:value-type="string" calcext:value-type="string">
            <text:p>symbolic step</text:p>
          </table:table-cell>
          <table:table-cell office:value-type="string" calcext:value-type="string">
            <text:p>duplicates elimination</text:p>
          </table:table-cell>
          <table:table-cell office:value-type="string" calcext:value-type="string">
            <text:p>pre-object generation</text:p>
          </table:table-cell>
          <table:table-cell office:value-type="string" calcext:value-type="string">
            <text:p>object 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subtitle</text:p>
          </table:table-cell>
          <table:table-cell table:number-columns-repeated="4"/>
        </table:table-row>
        <table:table-row table:style-name="ro1">
          <table:table-cell table:formula="of:=[.A5]*[.B5]*[.C5]" office:value-type="float" office:value="1368" calcext:value-type="float">
            <text:p>1368</text:p>
          </table:table-cell>
          <table:table-cell/>
          <table:table-cell table:formula="of:=[.A27] / [.A$46]" office:value-type="float" office:value="38" calcext:value-type="float">
            <text:p>38</text:p>
          </table:table-cell>
          <table:table-cell table:formula="of:=[.F$46] / [.F27]" office:value-type="float" office:value="26.1666597787109" calcext:value-type="float">
            <text:p>26.1666597787109</text:p>
          </table:table-cell>
          <table:table-cell/>
          <table:table-cell table:formula="of:=SUM([.J5:.O5])" office:value-type="float" office:value="3.339162" calcext:value-type="float">
            <text:p>3.339162</text:p>
          </table:table-cell>
          <table:table-cell/>
          <table:table-cell table:formula="of:=[.J5] / [.$F27]" office:value-type="float" office:value="0.05129520520418" calcext:value-type="float">
            <text:p>0.05129520520418</text:p>
          </table:table-cell>
          <table:table-cell table:formula="of:=[.K5] / [.$F27]" office:value-type="float" office:value="0.449218696187846" calcext:value-type="float">
            <text:p>0.449218696187846</text:p>
          </table:table-cell>
          <table:table-cell table:formula="of:=[.L5] / [.$F27]" office:value-type="float" office:value="0.161179361768012" calcext:value-type="float">
            <text:p>0.161179361768012</text:p>
          </table:table-cell>
          <table:table-cell table:formula="of:=[.M5] / [.$F27]" office:value-type="float" office:value="0.0264859866038246" calcext:value-type="float">
            <text:p>0.0264859866038246</text:p>
          </table:table-cell>
          <table:table-cell table:formula="of:=[.N5] / [.$F27]" office:value-type="float" office:value="0.064496421557265" calcext:value-type="float">
            <text:p>0.064496421557265</text:p>
          </table:table-cell>
          <table:table-cell table:formula="of:=[.O5] / [.$F27]" office:value-type="float" office:value="0.247324328678872" calcext:value-type="float">
            <text:p>0.247324328678872</text:p>
          </table:table-cell>
          <table:table-cell/>
          <table:table-cell table:formula="of:=CONCATENATE(&quot;for &quot;;[.A2];&quot; iterations, starting with 1 graphs having &quot;;[.B2];&quot; nodes&quot;)" office:value-type="string" office:string-value="for 16 iterations, starting with 1 graphs having 14 nodes" calcext:value-type="string">
            <text:p>for 16 iterations, starting with 1 graphs having 14 nodes</text:p>
          </table:table-cell>
          <table:table-cell table:number-columns-repeated="4"/>
        </table:table-row>
        <table:table-row table:style-name="ro1">
          <table:table-cell table:formula="of:=[.A6]*[.B6]*[.C6]" office:value-type="float" office:value="1260" calcext:value-type="float">
            <text:p>1260</text:p>
          </table:table-cell>
          <table:table-cell/>
          <table:table-cell table:formula="of:=[.A28] / [.A$46]" office:value-type="float" office:value="35" calcext:value-type="float">
            <text:p>35</text:p>
          </table:table-cell>
          <table:table-cell table:formula="of:=[.F$46] / [.F28]" office:value-type="float" office:value="24.0833259601595" calcext:value-type="float">
            <text:p>24.0833259601595</text:p>
          </table:table-cell>
          <table:table-cell/>
          <table:table-cell table:formula="of:=SUM([.J6:.O6])" office:value-type="float" office:value="3.628017" calcext:value-type="float">
            <text:p>3.628017</text:p>
          </table:table-cell>
          <table:table-cell/>
          <table:table-cell table:formula="of:=[.J6] / [.$F28]" office:value-type="float" office:value="0.054970800853469" calcext:value-type="float">
            <text:p>0.054970800853469</text:p>
          </table:table-cell>
          <table:table-cell table:formula="of:=[.K6] / [.$F28]" office:value-type="float" office:value="0.445362576856724" calcext:value-type="float">
            <text:p>0.445362576856724</text:p>
          </table:table-cell>
          <table:table-cell table:formula="of:=[.L6] / [.$F28]" office:value-type="float" office:value="0.174387551105742" calcext:value-type="float">
            <text:p>0.174387551105742</text:p>
          </table:table-cell>
          <table:table-cell table:formula="of:=[.M6] / [.$F28]" office:value-type="float" office:value="0.0275729137983642" calcext:value-type="float">
            <text:p>0.0275729137983642</text:p>
          </table:table-cell>
          <table:table-cell table:formula="of:=[.N6] / [.$F28]" office:value-type="float" office:value="0.0630104544714096" calcext:value-type="float">
            <text:p>0.0630104544714096</text:p>
          </table:table-cell>
          <table:table-cell table:formula="of:=[.O6] / [.$F28]" office:value-type="float" office:value="0.234695702914292" calcext:value-type="float">
            <text:p>0.234695702914292</text:p>
          </table:table-cell>
          <table:table-cell table:number-columns-repeated="6"/>
        </table:table-row>
        <table:table-row table:style-name="ro1">
          <table:table-cell table:formula="of:=[.A7]*[.B7]*[.C7]" office:value-type="float" office:value="1152" calcext:value-type="float">
            <text:p>1152</text:p>
          </table:table-cell>
          <table:table-cell/>
          <table:table-cell table:formula="of:=[.A29] / [.A$46]" office:value-type="float" office:value="32" calcext:value-type="float">
            <text:p>32</text:p>
          </table:table-cell>
          <table:table-cell table:formula="of:=[.F$46] / [.F29]" office:value-type="float" office:value="22.2094971804332" calcext:value-type="float">
            <text:p>22.2094971804332</text:p>
          </table:table-cell>
          <table:table-cell/>
          <table:table-cell table:formula="of:=SUM([.J7:.O7])" office:value-type="float" office:value="3.934115" calcext:value-type="float">
            <text:p>3.934115</text:p>
          </table:table-cell>
          <table:table-cell/>
          <table:table-cell table:formula="of:=[.J7] / [.$F29]" office:value-type="float" office:value="0.0564701336895337" calcext:value-type="float">
            <text:p>0.0564701336895337</text:p>
          </table:table-cell>
          <table:table-cell table:formula="of:=[.K7] / [.$F29]" office:value-type="float" office:value="0.45204397939562" calcext:value-type="float">
            <text:p>0.45204397939562</text:p>
          </table:table-cell>
          <table:table-cell table:formula="of:=[.L7] / [.$F29]" office:value-type="float" office:value="0.173174144629733" calcext:value-type="float">
            <text:p>0.173174144629733</text:p>
          </table:table-cell>
          <table:table-cell table:formula="of:=[.M7] / [.$F29]" office:value-type="float" office:value="0.0282160028367244" calcext:value-type="float">
            <text:p>0.0282160028367244</text:p>
          </table:table-cell>
          <table:table-cell table:formula="of:=[.N7] / [.$F29]" office:value-type="float" office:value="0.0621468869110334" calcext:value-type="float">
            <text:p>0.0621468869110334</text:p>
          </table:table-cell>
          <table:table-cell table:formula="of:=[.O7] / [.$F29]" office:value-type="float" office:value="0.227948852537356" calcext:value-type="float">
            <text:p>0.227948852537356</text:p>
          </table:table-cell>
          <table:table-cell table:number-columns-repeated="6"/>
        </table:table-row>
        <table:table-row table:style-name="ro1">
          <table:table-cell table:formula="of:=[.A8]*[.B8]*[.C8]" office:value-type="float" office:value="1044" calcext:value-type="float">
            <text:p>1044</text:p>
          </table:table-cell>
          <table:table-cell/>
          <table:table-cell table:formula="of:=[.A30] / [.A$46]" office:value-type="float" office:value="29" calcext:value-type="float">
            <text:p>29</text:p>
          </table:table-cell>
          <table:table-cell table:formula="of:=[.F$46] / [.F30]" office:value-type="float" office:value="20.3282250673945" calcext:value-type="float">
            <text:p>20.3282250673945</text:p>
          </table:table-cell>
          <table:table-cell/>
          <table:table-cell table:formula="of:=SUM([.J8:.O8])" office:value-type="float" office:value="4.298197" calcext:value-type="float">
            <text:p>4.298197</text:p>
          </table:table-cell>
          <table:table-cell/>
          <table:table-cell table:formula="of:=[.J8] / [.$F30]" office:value-type="float" office:value="0.0552922539381047" calcext:value-type="float">
            <text:p>0.0552922539381047</text:p>
          </table:table-cell>
          <table:table-cell table:formula="of:=[.K8] / [.$F30]" office:value-type="float" office:value="0.450527511884634" calcext:value-type="float">
            <text:p>0.450527511884634</text:p>
          </table:table-cell>
          <table:table-cell table:formula="of:=[.L8] / [.$F30]" office:value-type="float" office:value="0.166832511399547" calcext:value-type="float">
            <text:p>0.166832511399547</text:p>
          </table:table-cell>
          <table:table-cell table:formula="of:=[.M8] / [.$F30]" office:value-type="float" office:value="0.0289812216610825" calcext:value-type="float">
            <text:p>0.0289812216610825</text:p>
          </table:table-cell>
          <table:table-cell table:formula="of:=[.N8] / [.$F30]" office:value-type="float" office:value="0.0659974403220699" calcext:value-type="float">
            <text:p>0.0659974403220699</text:p>
          </table:table-cell>
          <table:table-cell table:formula="of:=[.O8] / [.$F30]" office:value-type="float" office:value="0.232369060794561" calcext:value-type="float">
            <text:p>0.232369060794561</text:p>
          </table:table-cell>
          <table:table-cell table:number-columns-repeated="6"/>
        </table:table-row>
        <table:table-row table:style-name="ro1">
          <table:table-cell table:formula="of:=[.A9]*[.B9]*[.C9]" office:value-type="float" office:value="936" calcext:value-type="float">
            <text:p>936</text:p>
          </table:table-cell>
          <table:table-cell/>
          <table:table-cell table:formula="of:=[.A31] / [.A$46]" office:value-type="float" office:value="26" calcext:value-type="float">
            <text:p>26</text:p>
          </table:table-cell>
          <table:table-cell table:formula="of:=[.F$46] / [.F31]" office:value-type="float" office:value="18.8077587880682" calcext:value-type="float">
            <text:p>18.8077587880682</text:p>
          </table:table-cell>
          <table:table-cell/>
          <table:table-cell table:formula="of:=SUM([.J9:.O9])" office:value-type="float" office:value="4.645674" calcext:value-type="float">
            <text:p>4.645674</text:p>
          </table:table-cell>
          <table:table-cell/>
          <table:table-cell table:formula="of:=[.J9] / [.$F31]" office:value-type="float" office:value="0.0622721267140139" calcext:value-type="float">
            <text:p>0.0622721267140139</text:p>
          </table:table-cell>
          <table:table-cell table:formula="of:=[.K9] / [.$F31]" office:value-type="float" office:value="0.471794835367269" calcext:value-type="float">
            <text:p>0.471794835367269</text:p>
          </table:table-cell>
          <table:table-cell table:formula="of:=[.L9] / [.$F31]" office:value-type="float" office:value="0.17017724446442" calcext:value-type="float">
            <text:p>0.17017724446442</text:p>
          </table:table-cell>
          <table:table-cell table:formula="of:=[.M9] / [.$F31]" office:value-type="float" office:value="0.030414316630913" calcext:value-type="float">
            <text:p>0.030414316630913</text:p>
          </table:table-cell>
          <table:table-cell table:formula="of:=[.N9] / [.$F31]" office:value-type="float" office:value="0.0659596433154802" calcext:value-type="float">
            <text:p>0.0659596433154802</text:p>
          </table:table-cell>
          <table:table-cell table:formula="of:=[.O9] / [.$F31]" office:value-type="float" office:value="0.199381833507904" calcext:value-type="float">
            <text:p>0.199381833507904</text:p>
          </table:table-cell>
          <table:table-cell table:number-columns-repeated="6"/>
        </table:table-row>
        <table:table-row table:style-name="ro1">
          <table:table-cell table:formula="of:=[.A10]*[.B10]*[.C10]" office:value-type="float" office:value="828" calcext:value-type="float">
            <text:p>828</text:p>
          </table:table-cell>
          <table:table-cell/>
          <table:table-cell table:formula="of:=[.A32] / [.A$46]" office:value-type="float" office:value="23" calcext:value-type="float">
            <text:p>23</text:p>
          </table:table-cell>
          <table:table-cell table:formula="of:=[.F$46] / [.F32]" office:value-type="float" office:value="16.6890428222653" calcext:value-type="float">
            <text:p>16.6890428222653</text:p>
          </table:table-cell>
          <table:table-cell/>
          <table:table-cell table:formula="of:=SUM([.J10:.O10])" office:value-type="float" office:value="5.235454" calcext:value-type="float">
            <text:p>5.235454</text:p>
          </table:table-cell>
          <table:table-cell/>
          <table:table-cell table:formula="of:=[.J10] / [.$F32]" office:value-type="float" office:value="0.0582138626373186" calcext:value-type="float">
            <text:p>0.0582138626373186</text:p>
          </table:table-cell>
          <table:table-cell table:formula="of:=[.K10] / [.$F32]" office:value-type="float" office:value="0.46433012304186" calcext:value-type="float">
            <text:p>0.46433012304186</text:p>
          </table:table-cell>
          <table:table-cell table:formula="of:=[.L10] / [.$F32]" office:value-type="float" office:value="0.16784179557303" calcext:value-type="float">
            <text:p>0.16784179557303</text:p>
          </table:table-cell>
          <table:table-cell table:formula="of:=[.M10] / [.$F32]" office:value-type="float" office:value="0.0317240873475347" calcext:value-type="float">
            <text:p>0.0317240873475347</text:p>
          </table:table-cell>
          <table:table-cell table:formula="of:=[.N10] / [.$F32]" office:value-type="float" office:value="0.0683573955572907" calcext:value-type="float">
            <text:p>0.0683573955572907</text:p>
          </table:table-cell>
          <table:table-cell table:formula="of:=[.O10] / [.$F32]" office:value-type="float" office:value="0.209532735842966" calcext:value-type="float">
            <text:p>0.209532735842966</text:p>
          </table:table-cell>
          <table:table-cell table:number-columns-repeated="6"/>
        </table:table-row>
        <table:table-row table:style-name="ro1">
          <table:table-cell table:formula="of:=[.A11]*[.B11]*[.C11]" office:value-type="float" office:value="720" calcext:value-type="float">
            <text:p>720</text:p>
          </table:table-cell>
          <table:table-cell/>
          <table:table-cell table:formula="of:=[.A33] / [.A$46]" office:value-type="float" office:value="20" calcext:value-type="float">
            <text:p>20</text:p>
          </table:table-cell>
          <table:table-cell table:formula="of:=[.F$46] / [.F33]" office:value-type="float" office:value="14.7132859172473" calcext:value-type="float">
            <text:p>14.7132859172473</text:p>
          </table:table-cell>
          <table:table-cell/>
          <table:table-cell table:formula="of:=SUM([.J11:.O11])" office:value-type="float" office:value="5.938491" calcext:value-type="float">
            <text:p>5.938491</text:p>
          </table:table-cell>
          <table:table-cell/>
          <table:table-cell table:formula="of:=[.J11] / [.$F33]" office:value-type="float" office:value="0.0617978540339625" calcext:value-type="float">
            <text:p>0.0617978540339625</text:p>
          </table:table-cell>
          <table:table-cell table:formula="of:=[.K11] / [.$F33]" office:value-type="float" office:value="0.4630026382123" calcext:value-type="float">
            <text:p>0.4630026382123</text:p>
          </table:table-cell>
          <table:table-cell table:formula="of:=[.L11] / [.$F33]" office:value-type="float" office:value="0.172587615271287" calcext:value-type="float">
            <text:p>0.172587615271287</text:p>
          </table:table-cell>
          <table:table-cell table:formula="of:=[.M11] / [.$F33]" office:value-type="float" office:value="0.0328906787936531" calcext:value-type="float">
            <text:p>0.0328906787936531</text:p>
          </table:table-cell>
          <table:table-cell table:formula="of:=[.N11] / [.$F33]" office:value-type="float" office:value="0.0687922234789949" calcext:value-type="float">
            <text:p>0.0687922234789949</text:p>
          </table:table-cell>
          <table:table-cell table:formula="of:=[.O11] / [.$F33]" office:value-type="float" office:value="0.200928990209802" calcext:value-type="float">
            <text:p>0.200928990209802</text:p>
          </table:table-cell>
          <table:table-cell table:number-columns-repeated="6"/>
        </table:table-row>
        <table:table-row table:style-name="ro1">
          <table:table-cell table:formula="of:=[.A12]*[.B12]*[.C12]" office:value-type="float" office:value="648" calcext:value-type="float">
            <text:p>648</text:p>
          </table:table-cell>
          <table:table-cell/>
          <table:table-cell table:formula="of:=[.A34] / [.A$46]" office:value-type="float" office:value="18" calcext:value-type="float">
            <text:p>18</text:p>
          </table:table-cell>
          <table:table-cell table:formula="of:=[.F$46] / [.F34]" office:value-type="float" office:value="13.2801420687238" calcext:value-type="float">
            <text:p>13.2801420687238</text:p>
          </table:table-cell>
          <table:table-cell/>
          <table:table-cell table:formula="of:=SUM([.J12:.O12])" office:value-type="float" office:value="6.579351" calcext:value-type="float">
            <text:p>6.579351</text:p>
          </table:table-cell>
          <table:table-cell/>
          <table:table-cell table:formula="of:=[.J12] / [.$F34]" office:value-type="float" office:value="0.0657485821929853" calcext:value-type="float">
            <text:p>0.0657485821929853</text:p>
          </table:table-cell>
          <table:table-cell table:formula="of:=[.K12] / [.$F34]" office:value-type="float" office:value="0.466214220825124" calcext:value-type="float">
            <text:p>0.466214220825124</text:p>
          </table:table-cell>
          <table:table-cell table:formula="of:=[.L12] / [.$F34]" office:value-type="float" office:value="0.173149752916359" calcext:value-type="float">
            <text:p>0.173149752916359</text:p>
          </table:table-cell>
          <table:table-cell table:formula="of:=[.M12] / [.$F34]" office:value-type="float" office:value="0.0348931072380847" calcext:value-type="float">
            <text:p>0.0348931072380847</text:p>
          </table:table-cell>
          <table:table-cell table:formula="of:=[.N12] / [.$F34]" office:value-type="float" office:value="0.0705023945370904" calcext:value-type="float">
            <text:p>0.0705023945370904</text:p>
          </table:table-cell>
          <table:table-cell table:formula="of:=[.O12] / [.$F34]" office:value-type="float" office:value="0.189491942290357" calcext:value-type="float">
            <text:p>0.189491942290357</text:p>
          </table:table-cell>
          <table:table-cell table:number-columns-repeated="6"/>
        </table:table-row>
        <table:table-row table:style-name="ro1">
          <table:table-cell table:formula="of:=[.A13]*[.B13]*[.C13]" office:value-type="float" office:value="576" calcext:value-type="float">
            <text:p>576</text:p>
          </table:table-cell>
          <table:table-cell/>
          <table:table-cell table:formula="of:=[.A35] / [.A$46]" office:value-type="float" office:value="16" calcext:value-type="float">
            <text:p>16</text:p>
          </table:table-cell>
          <table:table-cell table:formula="of:=[.F$46] / [.F35]" office:value-type="float" office:value="12.8463570700478" calcext:value-type="float">
            <text:p>12.8463570700478</text:p>
          </table:table-cell>
          <table:table-cell/>
          <table:table-cell table:formula="of:=SUM([.J13:.O13])" office:value-type="float" office:value="6.801517" calcext:value-type="float">
            <text:p>6.801517</text:p>
          </table:table-cell>
          <table:table-cell/>
          <table:table-cell table:formula="of:=[.J13] / [.$F35]" office:value-type="float" office:value="0.0551665165285921" calcext:value-type="float">
            <text:p>0.0551665165285921</text:p>
          </table:table-cell>
          <table:table-cell table:formula="of:=[.K13] / [.$F35]" office:value-type="float" office:value="0.508149726009653" calcext:value-type="float">
            <text:p>0.508149726009653</text:p>
          </table:table-cell>
          <table:table-cell table:formula="of:=[.L13] / [.$F35]" office:value-type="float" office:value="0.145069107377075" calcext:value-type="float">
            <text:p>0.145069107377075</text:p>
          </table:table-cell>
          <table:table-cell table:formula="of:=[.M13] / [.$F35]" office:value-type="float" office:value="0.0383437988907475" calcext:value-type="float">
            <text:p>0.0383437988907475</text:p>
          </table:table-cell>
          <table:table-cell table:formula="of:=[.N13] / [.$F35]" office:value-type="float" office:value="0.0601524630461116" calcext:value-type="float">
            <text:p>0.0601524630461116</text:p>
          </table:table-cell>
          <table:table-cell table:formula="of:=[.O13] / [.$F35]" office:value-type="float" office:value="0.193118388147821" calcext:value-type="float">
            <text:p>0.193118388147821</text:p>
          </table:table-cell>
          <table:table-cell table:number-columns-repeated="6"/>
        </table:table-row>
        <table:table-row table:style-name="ro1">
          <table:table-cell table:formula="of:=[.A14]*[.B14]*[.C14]" office:value-type="float" office:value="504" calcext:value-type="float">
            <text:p>504</text:p>
          </table:table-cell>
          <table:table-cell/>
          <table:table-cell table:formula="of:=[.A36] / [.A$46]" office:value-type="float" office:value="14" calcext:value-type="float">
            <text:p>14</text:p>
          </table:table-cell>
          <table:table-cell table:formula="of:=[.F$46] / [.F36]" office:value-type="float" office:value="11.5493060810681" calcext:value-type="float">
            <text:p>11.5493060810681</text:p>
          </table:table-cell>
          <table:table-cell/>
          <table:table-cell table:formula="of:=SUM([.J14:.O14])" office:value-type="float" office:value="7.565365" calcext:value-type="float">
            <text:p>7.565365</text:p>
          </table:table-cell>
          <table:table-cell/>
          <table:table-cell table:formula="of:=[.J14] / [.$F36]" office:value-type="float" office:value="0.0592210686463905" calcext:value-type="float">
            <text:p>0.0592210686463905</text:p>
          </table:table-cell>
          <table:table-cell table:formula="of:=[.K14] / [.$F36]" office:value-type="float" office:value="0.51150486460336" calcext:value-type="float">
            <text:p>0.51150486460336</text:p>
          </table:table-cell>
          <table:table-cell table:formula="of:=[.L14] / [.$F36]" office:value-type="float" office:value="0.147556000272294" calcext:value-type="float">
            <text:p>0.147556000272294</text:p>
          </table:table-cell>
          <table:table-cell table:formula="of:=[.M14] / [.$F36]" office:value-type="float" office:value="0.0404162918775234" calcext:value-type="float">
            <text:p>0.0404162918775234</text:p>
          </table:table-cell>
          <table:table-cell table:formula="of:=[.N14] / [.$F36]" office:value-type="float" office:value="0.0589487751086696" calcext:value-type="float">
            <text:p>0.0589487751086696</text:p>
          </table:table-cell>
          <table:table-cell table:formula="of:=[.O14] / [.$F36]" office:value-type="float" office:value="0.182352999491763" calcext:value-type="float">
            <text:p>0.182352999491763</text:p>
          </table:table-cell>
          <table:table-cell table:number-columns-repeated="6"/>
        </table:table-row>
        <table:table-row table:style-name="ro1">
          <table:table-cell table:formula="of:=[.A15]*[.B15]*[.C15]" office:value-type="float" office:value="432" calcext:value-type="float">
            <text:p>432</text:p>
          </table:table-cell>
          <table:table-cell/>
          <table:table-cell table:formula="of:=[.A37] / [.A$46]" office:value-type="float" office:value="12" calcext:value-type="float">
            <text:p>12</text:p>
          </table:table-cell>
          <table:table-cell table:formula="of:=[.F$46] / [.F37]" office:value-type="float" office:value="9.00508377924317" calcext:value-type="float">
            <text:p>9.00508377924317</text:p>
          </table:table-cell>
          <table:table-cell/>
          <table:table-cell table:formula="of:=SUM([.J15:.O15])" office:value-type="float" office:value="9.702821" calcext:value-type="float">
            <text:p>9.702821</text:p>
          </table:table-cell>
          <table:table-cell/>
          <table:table-cell table:formula="of:=[.J15] / [.$F37]" office:value-type="float" office:value="0.0693041745282119" calcext:value-type="float">
            <text:p>0.0693041745282119</text:p>
          </table:table-cell>
          <table:table-cell table:formula="of:=[.K15] / [.$F37]" office:value-type="float" office:value="0.47217010393163" calcext:value-type="float">
            <text:p>0.47217010393163</text:p>
          </table:table-cell>
          <table:table-cell table:formula="of:=[.L15] / [.$F37]" office:value-type="float" office:value="0.180568207946947" calcext:value-type="float">
            <text:p>0.180568207946947</text:p>
          </table:table-cell>
          <table:table-cell table:formula="of:=[.M15] / [.$F37]" office:value-type="float" office:value="0.0394419313723298" calcext:value-type="float">
            <text:p>0.0394419313723298</text:p>
          </table:table-cell>
          <table:table-cell table:formula="of:=[.N15] / [.$F37]" office:value-type="float" office:value="0.067318772550787" calcext:value-type="float">
            <text:p>0.067318772550787</text:p>
          </table:table-cell>
          <table:table-cell table:formula="of:=[.O15] / [.$F37]" office:value-type="float" office:value="0.171196809670095" calcext:value-type="float">
            <text:p>0.171196809670095</text:p>
          </table:table-cell>
          <table:table-cell table:number-columns-repeated="6"/>
        </table:table-row>
        <table:table-row table:style-name="ro1">
          <table:table-cell table:formula="of:=[.A16]*[.B16]*[.C16]" office:value-type="float" office:value="360" calcext:value-type="float">
            <text:p>360</text:p>
          </table:table-cell>
          <table:table-cell/>
          <table:table-cell table:formula="of:=[.A38] / [.A$46]" office:value-type="float" office:value="10" calcext:value-type="float">
            <text:p>10</text:p>
          </table:table-cell>
          <table:table-cell table:formula="of:=[.F$46] / [.F38]" office:value-type="float" office:value="8.3263783190791" calcext:value-type="float">
            <text:p>8.3263783190791</text:p>
          </table:table-cell>
          <table:table-cell/>
          <table:table-cell table:formula="of:=SUM([.J16:.O16])" office:value-type="float" office:value="10.493724" calcext:value-type="float">
            <text:p>10.493724</text:p>
          </table:table-cell>
          <table:table-cell/>
          <table:table-cell table:formula="of:=[.J16] / [.$F38]" office:value-type="float" office:value="0.0620241203218228" calcext:value-type="float">
            <text:p>0.0620241203218228</text:p>
          </table:table-cell>
          <table:table-cell table:formula="of:=[.K16] / [.$F38]" office:value-type="float" office:value="0.515085302415043" calcext:value-type="float">
            <text:p>0.515085302415043</text:p>
          </table:table-cell>
          <table:table-cell table:formula="of:=[.L16] / [.$F38]" office:value-type="float" office:value="0.152984298043288" calcext:value-type="float">
            <text:p>0.152984298043288</text:p>
          </table:table-cell>
          <table:table-cell table:formula="of:=[.M16] / [.$F38]" office:value-type="float" office:value="0.0461472971844886" calcext:value-type="float">
            <text:p>0.0461472971844886</text:p>
          </table:table-cell>
          <table:table-cell table:formula="of:=[.N16] / [.$F38]" office:value-type="float" office:value="0.0587701753924536" calcext:value-type="float">
            <text:p>0.0587701753924536</text:p>
          </table:table-cell>
          <table:table-cell table:formula="of:=[.O16] / [.$F38]" office:value-type="float" office:value="0.164988806642904" calcext:value-type="float">
            <text:p>0.164988806642904</text:p>
          </table:table-cell>
          <table:table-cell table:number-columns-repeated="6"/>
        </table:table-row>
        <table:table-row table:style-name="ro1">
          <table:table-cell table:formula="of:=[.A17]*[.B17]*[.C17]" office:value-type="float" office:value="288" calcext:value-type="float">
            <text:p>288</text:p>
          </table:table-cell>
          <table:table-cell/>
          <table:table-cell table:formula="of:=[.A39] / [.A$46]" office:value-type="float" office:value="8" calcext:value-type="float">
            <text:p>8</text:p>
          </table:table-cell>
          <table:table-cell table:formula="of:=[.F$46] / [.F39]" office:value-type="float" office:value="6.79502898560756" calcext:value-type="float">
            <text:p>6.79502898560756</text:p>
          </table:table-cell>
          <table:table-cell/>
          <table:table-cell table:formula="of:=SUM([.J17:.O17])" office:value-type="float" office:value="12.858623" calcext:value-type="float">
            <text:p>12.858623</text:p>
          </table:table-cell>
          <table:table-cell/>
          <table:table-cell table:formula="of:=[.J17] / [.$F39]" office:value-type="float" office:value="0.0661566172365424" calcext:value-type="float">
            <text:p>0.0661566172365424</text:p>
          </table:table-cell>
          <table:table-cell table:formula="of:=[.K17] / [.$F39]" office:value-type="float" office:value="0.53032972504132" calcext:value-type="float">
            <text:p>0.53032972504132</text:p>
          </table:table-cell>
          <table:table-cell table:formula="of:=[.L17] / [.$F39]" office:value-type="float" office:value="0.157764560015485" calcext:value-type="float">
            <text:p>0.157764560015485</text:p>
          </table:table-cell>
          <table:table-cell table:formula="of:=[.M17] / [.$F39]" office:value-type="float" office:value="0.0481494013783591" calcext:value-type="float">
            <text:p>0.0481494013783591</text:p>
          </table:table-cell>
          <table:table-cell table:formula="of:=[.N17] / [.$F39]" office:value-type="float" office:value="0.0590717217543434" calcext:value-type="float">
            <text:p>0.0590717217543434</text:p>
          </table:table-cell>
          <table:table-cell table:formula="of:=[.O17] / [.$F39]" office:value-type="float" office:value="0.138527974573949" calcext:value-type="float">
            <text:p>0.138527974573949</text:p>
          </table:table-cell>
          <table:table-cell table:number-columns-repeated="6"/>
        </table:table-row>
        <table:table-row table:style-name="ro1">
          <table:table-cell table:formula="of:=[.A18]*[.B18]*[.C18]" office:value-type="float" office:value="216" calcext:value-type="float">
            <text:p>216</text:p>
          </table:table-cell>
          <table:table-cell/>
          <table:table-cell table:formula="of:=[.A40] / [.A$46]" office:value-type="float" office:value="6" calcext:value-type="float">
            <text:p>6</text:p>
          </table:table-cell>
          <table:table-cell table:formula="of:=[.F$46] / [.F40]" office:value-type="float" office:value="5.16191699834984" calcext:value-type="float">
            <text:p>5.16191699834984</text:p>
          </table:table-cell>
          <table:table-cell/>
          <table:table-cell table:formula="of:=SUM([.J18:.O18])" office:value-type="float" office:value="16.926796" calcext:value-type="float">
            <text:p>16.926796</text:p>
          </table:table-cell>
          <table:table-cell/>
          <table:table-cell table:formula="of:=[.J18] / [.$F40]" office:value-type="float" office:value="0.0633398074863075" calcext:value-type="float">
            <text:p>0.0633398074863075</text:p>
          </table:table-cell>
          <table:table-cell table:formula="of:=[.K18] / [.$F40]" office:value-type="float" office:value="0.530590490958832" calcext:value-type="float">
            <text:p>0.530590490958832</text:p>
          </table:table-cell>
          <table:table-cell table:formula="of:=[.L18] / [.$F40]" office:value-type="float" office:value="0.162047501488173" calcext:value-type="float">
            <text:p>0.162047501488173</text:p>
          </table:table-cell>
          <table:table-cell table:formula="of:=[.M18] / [.$F40]" office:value-type="float" office:value="0.0507277337069579" calcext:value-type="float">
            <text:p>0.0507277337069579</text:p>
          </table:table-cell>
          <table:table-cell table:formula="of:=[.N18] / [.$F40]" office:value-type="float" office:value="0.059387553320782" calcext:value-type="float">
            <text:p>0.059387553320782</text:p>
          </table:table-cell>
          <table:table-cell table:formula="of:=[.O18] / [.$F40]" office:value-type="float" office:value="0.133906913038947" calcext:value-type="float">
            <text:p>0.133906913038947</text:p>
          </table:table-cell>
          <table:table-cell table:number-columns-repeated="6"/>
        </table:table-row>
        <table:table-row table:style-name="ro1">
          <table:table-cell table:formula="of:=[.A19]*[.B19]*[.C19]" office:value-type="float" office:value="144" calcext:value-type="float">
            <text:p>144</text:p>
          </table:table-cell>
          <table:table-cell/>
          <table:table-cell table:formula="of:=[.A41] / [.A$46]" office:value-type="float" office:value="4" calcext:value-type="float">
            <text:p>4</text:p>
          </table:table-cell>
          <table:table-cell table:formula="of:=[.F$46] / [.F41]" office:value-type="float" office:value="3.23465206747601" calcext:value-type="float">
            <text:p>3.23465206747601</text:p>
          </table:table-cell>
          <table:table-cell/>
          <table:table-cell table:formula="of:=SUM([.J19:.O19])" office:value-type="float" office:value="27.012091" calcext:value-type="float">
            <text:p>27.012091</text:p>
          </table:table-cell>
          <table:table-cell/>
          <table:table-cell table:formula="of:=[.J19] / [.$F41]" office:value-type="float" office:value="0.080650698237319" calcext:value-type="float">
            <text:p>0.080650698237319</text:p>
          </table:table-cell>
          <table:table-cell table:formula="of:=[.K19] / [.$F41]" office:value-type="float" office:value="0.484183323682717" calcext:value-type="float">
            <text:p>0.484183323682717</text:p>
          </table:table-cell>
          <table:table-cell table:formula="of:=[.L19] / [.$F41]" office:value-type="float" office:value="0.204344047263872" calcext:value-type="float">
            <text:p>0.204344047263872</text:p>
          </table:table-cell>
          <table:table-cell table:formula="of:=[.M19] / [.$F41]" office:value-type="float" office:value="0.0543660614796537" calcext:value-type="float">
            <text:p>0.0543660614796537</text:p>
          </table:table-cell>
          <table:table-cell table:formula="of:=[.N19] / [.$F41]" office:value-type="float" office:value="0.0712287323480437" calcext:value-type="float">
            <text:p>0.0712287323480437</text:p>
          </table:table-cell>
          <table:table-cell table:formula="of:=[.O19] / [.$F41]" office:value-type="float" office:value="0.105227136988395" calcext:value-type="float">
            <text:p>0.105227136988395</text:p>
          </table:table-cell>
          <table:table-cell table:number-columns-repeated="6"/>
        </table:table-row>
        <table:table-row table:style-name="ro1">
          <table:table-cell table:formula="of:=[.A20]*[.B20]*[.C20]" office:value-type="float" office:value="72" calcext:value-type="float">
            <text:p>72</text:p>
          </table:table-cell>
          <table:table-cell/>
          <table:table-cell table:formula="of:=[.A42] / [.A$46]" office:value-type="float" office:value="2" calcext:value-type="float">
            <text:p>2</text:p>
          </table:table-cell>
          <table:table-cell table:formula="of:=[.F$46] / [.F42]" office:value-type="float" office:value="1.88939862392516" calcext:value-type="float">
            <text:p>1.88939862392516</text:p>
          </table:table-cell>
          <table:table-cell/>
          <table:table-cell table:formula="of:=SUM([.J20:.O20])" office:value-type="float" office:value="46.244723" calcext:value-type="float">
            <text:p>46.244723</text:p>
          </table:table-cell>
          <table:table-cell/>
          <table:table-cell table:formula="of:=[.J20] / [.$F42]" office:value-type="float" office:value="0.067115938828307" calcext:value-type="float">
            <text:p>0.067115938828307</text:p>
          </table:table-cell>
          <table:table-cell table:formula="of:=[.K20] / [.$F42]" office:value-type="float" office:value="0.560392350063379" calcext:value-type="float">
            <text:p>0.560392350063379</text:p>
          </table:table-cell>
          <table:table-cell table:formula="of:=[.L20] / [.$F42]" office:value-type="float" office:value="0.174162833670774" calcext:value-type="float">
            <text:p>0.174162833670774</text:p>
          </table:table-cell>
          <table:table-cell table:formula="of:=[.M20] / [.$F42]" office:value-type="float" office:value="0.0601794933445704" calcext:value-type="float">
            <text:p>0.0601794933445704</text:p>
          </table:table-cell>
          <table:table-cell table:formula="of:=[.N20] / [.$F42]" office:value-type="float" office:value="0.0597450653991375" calcext:value-type="float">
            <text:p>0.0597450653991375</text:p>
          </table:table-cell>
          <table:table-cell table:formula="of:=[.O20] / [.$F42]" office:value-type="float" office:value="0.0784043186938324" calcext:value-type="float">
            <text:p>0.0784043186938324</text:p>
          </table:table-cell>
          <table:table-cell table:number-columns-repeated="6"/>
        </table:table-row>
        <table:table-row table:style-name="ro1">
          <table:table-cell table:formula="of:=[.A21]*[.B21]*[.C21]" office:value-type="float" office:value="36" calcext:value-type="float">
            <text:p>36</text:p>
          </table:table-cell>
          <table:table-cell/>
          <table:table-cell table:formula="of:=[.A43] / [.A$46]" office:value-type="float" office:value="1" calcext:value-type="float">
            <text:p>1</text:p>
          </table:table-cell>
          <table:table-cell table:formula="of:=[.F$46] / [.F43]" office:value-type="float" office:value="1" calcext:value-type="float">
            <text:p>1</text:p>
          </table:table-cell>
          <table:table-cell/>
          <table:table-cell table:formula="of:=SUM([.J21:.O21])" office:value-type="float" office:value="87.374716" calcext:value-type="float">
            <text:p>87.374716</text:p>
          </table:table-cell>
          <table:table-cell/>
          <table:table-cell table:formula="of:=[.J21] / [.$F43]" office:value-type="float" office:value="0.0698637235055505" calcext:value-type="float">
            <text:p>0.0698637235055505</text:p>
          </table:table-cell>
          <table:table-cell table:formula="of:=[.K21] / [.$F43]" office:value-type="float" office:value="0.578436478122573" calcext:value-type="float">
            <text:p>0.578436478122573</text:p>
          </table:table-cell>
          <table:table-cell table:formula="of:=[.L21] / [.$F43]" office:value-type="float" office:value="0.18209289515745" calcext:value-type="float">
            <text:p>0.18209289515745</text:p>
          </table:table-cell>
          <table:table-cell table:formula="of:=[.M21] / [.$F43]" office:value-type="float" office:value="0.0642885065285935" calcext:value-type="float">
            <text:p>0.0642885065285935</text:p>
          </table:table-cell>
          <table:table-cell table:formula="of:=[.N21] / [.$F43]" office:value-type="float" office:value="0.0623594129908245" calcext:value-type="float">
            <text:p>0.0623594129908245</text:p>
          </table:table-cell>
          <table:table-cell table:formula="of:=[.O21] / [.$F43]" office:value-type="float" office:value="0.0429589836950085" calcext:value-type="float">
            <text:p>0.0429589836950085</text:p>
          </table:table-cell>
          <table:table-cell table:number-columns-repeated="6"/>
        </table:table-row>
        <table:table-row table:style-name="ro1">
          <table:table-cell table:formula="of:=[.A22]*[.B22]*[.C22]" office:value-type="float" office:value="36" calcext:value-type="float">
            <text:p>36</text:p>
          </table:table-cell>
          <table:table-cell/>
          <table:table-cell table:formula="of:=[.A44] / [.A$46]" office:value-type="float" office:value="1" calcext:value-type="float">
            <text:p>1</text:p>
          </table:table-cell>
          <table:table-cell table:formula="of:=[.F$46] / [.F44]" office:value-type="float" office:value="1" calcext:value-type="float">
            <text:p>1</text:p>
          </table:table-cell>
          <table:table-cell/>
          <table:table-cell table:formula="of:=SUM([.J22:.O22])" office:value-type="float" office:value="87.374716" calcext:value-type="float">
            <text:p>87.374716</text:p>
          </table:table-cell>
          <table:table-cell/>
          <table:table-cell table:formula="of:=[.J22] / [.$F44]" office:value-type="float" office:value="0.0698637235055505" calcext:value-type="float">
            <text:p>0.0698637235055505</text:p>
          </table:table-cell>
          <table:table-cell table:formula="of:=[.K22] / [.$F44]" office:value-type="float" office:value="0.578436478122573" calcext:value-type="float">
            <text:p>0.578436478122573</text:p>
          </table:table-cell>
          <table:table-cell table:formula="of:=[.L22] / [.$F44]" office:value-type="float" office:value="0.18209289515745" calcext:value-type="float">
            <text:p>0.18209289515745</text:p>
          </table:table-cell>
          <table:table-cell table:formula="of:=[.M22] / [.$F44]" office:value-type="float" office:value="0.0642885065285935" calcext:value-type="float">
            <text:p>0.0642885065285935</text:p>
          </table:table-cell>
          <table:table-cell table:formula="of:=[.N22] / [.$F44]" office:value-type="float" office:value="0.0623594129908245" calcext:value-type="float">
            <text:p>0.0623594129908245</text:p>
          </table:table-cell>
          <table:table-cell table:formula="of:=[.O22] / [.$F44]" office:value-type="float" office:value="0.0429589836950085" calcext:value-type="float">
            <text:p>0.0429589836950085</text:p>
          </table:table-cell>
          <table:table-cell table:number-columns-repeated="6"/>
        </table:table-row>
        <table:table-row table:style-name="ro1">
          <table:table-cell table:formula="of:=[.A23]*[.B23]*[.C23]" office:value-type="float" office:value="36" calcext:value-type="float">
            <text:p>36</text:p>
          </table:table-cell>
          <table:table-cell/>
          <table:table-cell table:formula="of:=[.A45] / [.A$46]" office:value-type="float" office:value="1" calcext:value-type="float">
            <text:p>1</text:p>
          </table:table-cell>
          <table:table-cell table:formula="of:=[.F$46] / [.F45]" office:value-type="float" office:value="1" calcext:value-type="float">
            <text:p>1</text:p>
          </table:table-cell>
          <table:table-cell/>
          <table:table-cell table:formula="of:=SUM([.J23:.O23])" office:value-type="float" office:value="87.374716" calcext:value-type="float">
            <text:p>87.374716</text:p>
          </table:table-cell>
          <table:table-cell/>
          <table:table-cell table:formula="of:=[.J23] / [.$F45]" office:value-type="float" office:value="0.0698637235055505" calcext:value-type="float">
            <text:p>0.0698637235055505</text:p>
          </table:table-cell>
          <table:table-cell table:formula="of:=[.K23] / [.$F45]" office:value-type="float" office:value="0.578436478122573" calcext:value-type="float">
            <text:p>0.578436478122573</text:p>
          </table:table-cell>
          <table:table-cell table:formula="of:=[.L23] / [.$F45]" office:value-type="float" office:value="0.18209289515745" calcext:value-type="float">
            <text:p>0.18209289515745</text:p>
          </table:table-cell>
          <table:table-cell table:formula="of:=[.M23] / [.$F45]" office:value-type="float" office:value="0.0642885065285935" calcext:value-type="float">
            <text:p>0.0642885065285935</text:p>
          </table:table-cell>
          <table:table-cell table:formula="of:=[.N23] / [.$F45]" office:value-type="float" office:value="0.0623594129908245" calcext:value-type="float">
            <text:p>0.0623594129908245</text:p>
          </table:table-cell>
          <table:table-cell table:formula="of:=[.O23] / [.$F45]" office:value-type="float" office:value="0.0429589836950085" calcext:value-type="float">
            <text:p>0.0429589836950085</text:p>
          </table:table-cell>
          <table:table-cell table:number-columns-repeated="6"/>
        </table:table-row>
        <table:table-row table:style-name="ro1">
          <table:table-cell table:formula="of:=[.A24]*[.B24]*[.C24]" office:value-type="float" office:value="36" calcext:value-type="float">
            <text:p>36</text:p>
          </table:table-cell>
          <table:table-cell/>
          <table:table-cell table:formula="of:=[.A46] / [.A$46]" office:value-type="float" office:value="1" calcext:value-type="float">
            <text:p>1</text:p>
          </table:table-cell>
          <table:table-cell table:formula="of:=[.F$46] / [.F46]" office:value-type="float" office:value="1" calcext:value-type="float">
            <text:p>1</text:p>
          </table:table-cell>
          <table:table-cell/>
          <table:table-cell table:formula="of:=SUM([.J24:.O24])" office:value-type="float" office:value="87.374716" calcext:value-type="float">
            <text:p>87.374716</text:p>
          </table:table-cell>
          <table:table-cell/>
          <table:table-cell table:formula="of:=[.J24] / [.$F46]" office:value-type="float" office:value="0.0698637235055505" calcext:value-type="float">
            <text:p>0.0698637235055505</text:p>
          </table:table-cell>
          <table:table-cell table:formula="of:=[.K24] / [.$F46]" office:value-type="float" office:value="0.578436478122573" calcext:value-type="float">
            <text:p>0.578436478122573</text:p>
          </table:table-cell>
          <table:table-cell table:formula="of:=[.L24] / [.$F46]" office:value-type="float" office:value="0.18209289515745" calcext:value-type="float">
            <text:p>0.18209289515745</text:p>
          </table:table-cell>
          <table:table-cell table:formula="of:=[.M24] / [.$F46]" office:value-type="float" office:value="0.0642885065285935" calcext:value-type="float">
            <text:p>0.0642885065285935</text:p>
          </table:table-cell>
          <table:table-cell table:formula="of:=[.N24] / [.$F46]" office:value-type="float" office:value="0.0623594129908245" calcext:value-type="float">
            <text:p>0.0623594129908245</text:p>
          </table:table-cell>
          <table:table-cell table:formula="of:=[.O24] / [.$F46]" office:value-type="float" office:value="0.0429589836950085" calcext:value-type="float">
            <text:p>0.042958983695008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6:11:59.25833697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9T16:12:11.928517052</dc:date>
    <meta:editing-duration>PT2H18M10S</meta:editing-duration>
    <meta:editing-cycles>44</meta:editing-cycles>
    <meta:generator>LibreOffice/7.2.4.1$Linux_X86_64 LibreOffice_project/20$Build-1</meta:generator>
    <meta:document-statistic meta:table-count="1" meta:cell-count="55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01cm" svg:height="9.001cm" xlink:href=".." xlink:type="simple" chart:class="chart:scatter" chart:style-name="ch1">
        <chart:legend chart:legend-position="end" svg:x="1.538cm" svg:y="0.581cm" style:legend-expansion="custom" svg:width="7.56cm" svg:height="1.014cm" style:legend-expansion-aspect-ratio="7.45562130177515" chart:style-name="ch2"/>
        <chart:plot-area chart:style-name="ch3" table:cell-range-address="Sheet1.A27:Sheet1.A45 Sheet1.C26:Sheet1.D45" chart:data-source-has-labels="row" svg:x="0.564cm" svg:y="0.189cm" svg:width="9.391cm" svg:height="7.97cm">
          <chart:coordinate-region svg:x="1.185cm" svg:y="0.389cm" svg:width="8.398cm" svg:height="7.123cm"/>
          <chart:axis chart:dimension="x" chart:name="primary-x" chart:style-name="ch4">
            <chart:title svg:x="4.368cm" svg:y="8.339cm" chart:style-name="ch5">
              <text:p>#processes</text:p>
            </chart:title>
          </chart:axis>
          <chart:axis chart:dimension="y" chart:name="primary-y" chart:style-name="ch6">
            <chart:title svg:x="0cm" svg:y="4.893cm" chart:style-name="ch7">
              <text:p>Speedup</text:p>
            </chart:title>
            <chart:grid chart:style-name="ch8" chart:class="major"/>
          </chart:axis>
          <chart:series chart:style-name="ch9" chart:values-cell-range-address="Sheet1.C27:Sheet1.C45" chart:label-cell-address="Sheet1.C26:Sheet1.C26" chart:class="chart:scatter">
            <chart:domain table:cell-range-address="Sheet1.A27:Sheet1.A45"/>
            <chart:data-point chart:repeated="19"/>
          </chart:series>
          <chart:series chart:style-name="ch10" chart:values-cell-range-address="Sheet1.D27:Sheet1.D45" chart:label-cell-address="Sheet1.D26:Sheet1.D26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. speedup</text:p>
                <draw:g>
                  <svg:desc>Sheet1.C26:Sheet1.C26</svg:desc>
                </draw:g>
              </table:table-cell>
              <table:table-cell office:value-type="string">
                <text:p>speedup</text:p>
                <draw:g>
                  <svg:desc>Sheet1.D26:Sheet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8">
                <text:p>1368</text:p>
                <draw:g>
                  <svg:desc>Sheet1.A27:Sheet1.A45</svg:desc>
                </draw:g>
              </table:table-cell>
              <table:table-cell office:value-type="float" office:value="38">
                <text:p>38</text:p>
                <draw:g>
                  <svg:desc>Sheet1.C27:Sheet1.C45</svg:desc>
                </draw:g>
              </table:table-cell>
              <table:table-cell office:value-type="float" office:value="26.1666597787109">
                <text:p>26.1666597787109</text:p>
                <draw:g>
                  <svg:desc>Sheet1.D27:Sheet1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0">
                <text:p>1260</text:p>
              </table:table-cell>
              <table:table-cell office:value-type="float" office:value="35">
                <text:p>35</text:p>
              </table:table-cell>
              <table:table-cell office:value-type="float" office:value="24.0833259601595">
                <text:p>24.0833259601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2">
                <text:p>1152</text:p>
              </table:table-cell>
              <table:table-cell office:value-type="float" office:value="32">
                <text:p>32</text:p>
              </table:table-cell>
              <table:table-cell office:value-type="float" office:value="22.2094971804332">
                <text:p>22.2094971804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4">
                <text:p>1044</text:p>
              </table:table-cell>
              <table:table-cell office:value-type="float" office:value="29">
                <text:p>29</text:p>
              </table:table-cell>
              <table:table-cell office:value-type="float" office:value="20.3282250673945">
                <text:p>20.3282250673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  <table:table-cell office:value-type="float" office:value="18.8077587880682">
                <text:p>18.807758788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8">
                <text:p>828</text:p>
              </table:table-cell>
              <table:table-cell office:value-type="float" office:value="23">
                <text:p>23</text:p>
              </table:table-cell>
              <table:table-cell office:value-type="float" office:value="16.6890428222653">
                <text:p>16.6890428222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14.7132859172473">
                <text:p>14.7132859172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8">
                <text:p>648</text:p>
              </table:table-cell>
              <table:table-cell office:value-type="float" office:value="18">
                <text:p>18</text:p>
              </table:table-cell>
              <table:table-cell office:value-type="float" office:value="13.2801420687238">
                <text:p>13.2801420687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12.8463570700478">
                <text:p>12.84635707004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">
                <text:p>504</text:p>
              </table:table-cell>
              <table:table-cell office:value-type="float" office:value="14">
                <text:p>14</text:p>
              </table:table-cell>
              <table:table-cell office:value-type="float" office:value="11.5493060810681">
                <text:p>11.5493060810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">
                <text:p>432</text:p>
              </table:table-cell>
              <table:table-cell office:value-type="float" office:value="12">
                <text:p>12</text:p>
              </table:table-cell>
              <table:table-cell office:value-type="float" office:value="9.00508377924317">
                <text:p>9.00508377924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8.3263783190791">
                <text:p>8.3263783190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6.79502898560756">
                <text:p>6.79502898560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5.16191699834984">
                <text:p>5.16191699834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3.23465206747601">
                <text:p>3.23465206747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88939862392516">
                <text:p>1.88939862392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336cm" svg:y="0.304cm" style:legend-expansion="custom" svg:width="14.521cm" svg:height="0.924cm" style:legend-expansion-aspect-ratio="15.715367965368" chart:style-name="ch2"/>
        <chart:plot-area chart:style-name="ch3" table:cell-range-address="Sheet1.A27:Sheet1.A47 Sheet1.H26:Sheet1.M26 Sheet1.H28:Sheet1.H47 Sheet1.I27:Sheet1.M47" chart:data-source-has-labels="row" svg:x="0.642cm" svg:y="1.187cm" svg:width="19.089cm" svg:height="7.243cm">
          <chart:coordinate-region svg:x="1.369cm" svg:y="1.387cm" svg:width="17.99cm" svg:height="6.396cm"/>
          <chart:axis chart:dimension="x" chart:name="primary-x" chart:style-name="ch4">
            <chart:title svg:x="9.295cm" svg:y="8.441cm" chart:style-name="ch5">
              <text:p>#processes</text:p>
            </chart:title>
          </chart:axis>
          <chart:axis chart:dimension="y" chart:name="primary-y" chart:style-name="ch6">
            <chart:title svg:x="0.099cm" svg:y="6.126cm" chart:style-name="ch7">
              <text:p>Runtime proportion</text:p>
            </chart:title>
            <chart:grid chart:style-name="ch8" chart:class="major"/>
          </chart:axis>
          <chart:series chart:style-name="ch9" chart:values-cell-range-address="Sheet1.H28:Sheet1.H47" chart:label-cell-address="Sheet1.H26:Sheet1.H26" chart:class="chart:scatter">
            <chart:domain table:cell-range-address="Sheet1.A27:Sheet1.A47"/>
            <chart:data-point chart:repeated="21"/>
          </chart:series>
          <chart:series chart:style-name="ch10" chart:values-cell-range-address="Sheet1.I27:Sheet1.I47" chart:label-cell-address="Sheet1.I26:Sheet1.I26" chart:class="chart:scatter">
            <chart:data-point chart:repeated="21"/>
          </chart:series>
          <chart:series chart:style-name="ch11" chart:values-cell-range-address="Sheet1.J27:Sheet1.J47" chart:label-cell-address="Sheet1.J26:Sheet1.J26" chart:class="chart:scatter">
            <chart:data-point chart:repeated="21"/>
          </chart:series>
          <chart:series chart:style-name="ch12" chart:values-cell-range-address="Sheet1.K27:Sheet1.K47" chart:label-cell-address="Sheet1.K26:Sheet1.K26" chart:class="chart:scatter">
            <chart:data-point chart:repeated="21"/>
          </chart:series>
          <chart:series chart:style-name="ch13" chart:values-cell-range-address="Sheet1.L27:Sheet1.L47" chart:label-cell-address="Sheet1.L26:Sheet1.L26" chart:class="chart:scatter">
            <chart:data-point chart:repeated="21"/>
          </chart:series>
          <chart:series chart:style-name="ch14" chart:values-cell-range-address="Sheet1.M27:Sheet1.M47" chart:label-cell-address="Sheet1.M26:Sheet1.M26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symbolic step</text:p>
                <draw:g>
                  <svg:desc>Sheet1.H26:Sheet1.H26</svg:desc>
                </draw:g>
              </table:table-cell>
              <table:table-cell office:value-type="string">
                <text:p>symbolic step</text:p>
                <draw:g>
                  <svg:desc>Sheet1.I26:Sheet1.I26</svg:desc>
                </draw:g>
              </table:table-cell>
              <table:table-cell office:value-type="string">
                <text:p>duplicates elimination</text:p>
                <draw:g>
                  <svg:desc>Sheet1.J26:Sheet1.J26</svg:desc>
                </draw:g>
              </table:table-cell>
              <table:table-cell office:value-type="string">
                <text:p>pre-object generation</text:p>
                <draw:g>
                  <svg:desc>Sheet1.K26:Sheet1.K26</svg:desc>
                </draw:g>
              </table:table-cell>
              <table:table-cell office:value-type="string">
                <text:p>object generation</text:p>
                <draw:g>
                  <svg:desc>Sheet1.L26:Sheet1.L26</svg:desc>
                </draw:g>
              </table:table-cell>
              <table:table-cell office:value-type="string">
                <text:p>communication</text:p>
                <draw:g>
                  <svg:desc>Sheet1.M26:Sheet1.M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8">
                <text:p>1368</text:p>
                <draw:g>
                  <svg:desc>Sheet1.A27:Sheet1.A47</svg:desc>
                </draw:g>
              </table:table-cell>
              <table:table-cell office:value-type="float" office:value="0.054970800853469">
                <text:p>0.054970800853469</text:p>
                <draw:g>
                  <svg:desc>Sheet1.H28:Sheet1.H47</svg:desc>
                </draw:g>
              </table:table-cell>
              <table:table-cell office:value-type="float" office:value="0.449218696187846">
                <text:p>0.449218696187846</text:p>
                <draw:g>
                  <svg:desc>Sheet1.I27:Sheet1.I47</svg:desc>
                </draw:g>
              </table:table-cell>
              <table:table-cell office:value-type="float" office:value="0.161179361768012">
                <text:p>0.161179361768012</text:p>
                <draw:g>
                  <svg:desc>Sheet1.J27:Sheet1.J47</svg:desc>
                </draw:g>
              </table:table-cell>
              <table:table-cell office:value-type="float" office:value="0.0264859866038246">
                <text:p>0.0264859866038246</text:p>
                <draw:g>
                  <svg:desc>Sheet1.K27:Sheet1.K47</svg:desc>
                </draw:g>
              </table:table-cell>
              <table:table-cell office:value-type="float" office:value="0.064496421557265">
                <text:p>0.064496421557265</text:p>
                <draw:g>
                  <svg:desc>Sheet1.L27:Sheet1.L47</svg:desc>
                </draw:g>
              </table:table-cell>
              <table:table-cell office:value-type="float" office:value="0.247324328678872">
                <text:p>0.247324328678872</text:p>
                <draw:g>
                  <svg:desc>Sheet1.M27:Sheet1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0">
                <text:p>1260</text:p>
              </table:table-cell>
              <table:table-cell office:value-type="float" office:value="0.0564701336895337">
                <text:p>0.0564701336895337</text:p>
              </table:table-cell>
              <table:table-cell office:value-type="float" office:value="0.445362576856724">
                <text:p>0.445362576856724</text:p>
              </table:table-cell>
              <table:table-cell office:value-type="float" office:value="0.174387551105742">
                <text:p>0.174387551105742</text:p>
              </table:table-cell>
              <table:table-cell office:value-type="float" office:value="0.0275729137983642">
                <text:p>0.0275729137983642</text:p>
              </table:table-cell>
              <table:table-cell office:value-type="float" office:value="0.0630104544714096">
                <text:p>0.0630104544714096</text:p>
              </table:table-cell>
              <table:table-cell office:value-type="float" office:value="0.234695702914292">
                <text:p>0.234695702914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2">
                <text:p>1152</text:p>
              </table:table-cell>
              <table:table-cell office:value-type="float" office:value="0.0552922539381047">
                <text:p>0.0552922539381047</text:p>
              </table:table-cell>
              <table:table-cell office:value-type="float" office:value="0.45204397939562">
                <text:p>0.45204397939562</text:p>
              </table:table-cell>
              <table:table-cell office:value-type="float" office:value="0.173174144629733">
                <text:p>0.173174144629733</text:p>
              </table:table-cell>
              <table:table-cell office:value-type="float" office:value="0.0282160028367244">
                <text:p>0.0282160028367244</text:p>
              </table:table-cell>
              <table:table-cell office:value-type="float" office:value="0.0621468869110334">
                <text:p>0.0621468869110334</text:p>
              </table:table-cell>
              <table:table-cell office:value-type="float" office:value="0.227948852537356">
                <text:p>0.227948852537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4">
                <text:p>1044</text:p>
              </table:table-cell>
              <table:table-cell office:value-type="float" office:value="0.0622721267140139">
                <text:p>0.0622721267140139</text:p>
              </table:table-cell>
              <table:table-cell office:value-type="float" office:value="0.450527511884634">
                <text:p>0.450527511884634</text:p>
              </table:table-cell>
              <table:table-cell office:value-type="float" office:value="0.166832511399547">
                <text:p>0.166832511399547</text:p>
              </table:table-cell>
              <table:table-cell office:value-type="float" office:value="0.0289812216610825">
                <text:p>0.0289812216610825</text:p>
              </table:table-cell>
              <table:table-cell office:value-type="float" office:value="0.0659974403220699">
                <text:p>0.0659974403220699</text:p>
              </table:table-cell>
              <table:table-cell office:value-type="float" office:value="0.232369060794561">
                <text:p>0.232369060794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6">
                <text:p>936</text:p>
              </table:table-cell>
              <table:table-cell office:value-type="float" office:value="0.0582138626373186">
                <text:p>0.0582138626373186</text:p>
              </table:table-cell>
              <table:table-cell office:value-type="float" office:value="0.471794835367269">
                <text:p>0.471794835367269</text:p>
              </table:table-cell>
              <table:table-cell office:value-type="float" office:value="0.17017724446442">
                <text:p>0.17017724446442</text:p>
              </table:table-cell>
              <table:table-cell office:value-type="float" office:value="0.030414316630913">
                <text:p>0.030414316630913</text:p>
              </table:table-cell>
              <table:table-cell office:value-type="float" office:value="0.0659596433154802">
                <text:p>0.0659596433154802</text:p>
              </table:table-cell>
              <table:table-cell office:value-type="float" office:value="0.199381833507904">
                <text:p>0.199381833507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8">
                <text:p>828</text:p>
              </table:table-cell>
              <table:table-cell office:value-type="float" office:value="0.0617978540339625">
                <text:p>0.0617978540339625</text:p>
              </table:table-cell>
              <table:table-cell office:value-type="float" office:value="0.46433012304186">
                <text:p>0.46433012304186</text:p>
              </table:table-cell>
              <table:table-cell office:value-type="float" office:value="0.16784179557303">
                <text:p>0.16784179557303</text:p>
              </table:table-cell>
              <table:table-cell office:value-type="float" office:value="0.0317240873475347">
                <text:p>0.0317240873475347</text:p>
              </table:table-cell>
              <table:table-cell office:value-type="float" office:value="0.0683573955572907">
                <text:p>0.0683573955572907</text:p>
              </table:table-cell>
              <table:table-cell office:value-type="float" office:value="0.209532735842966">
                <text:p>0.209532735842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0.0657485821929853">
                <text:p>0.0657485821929853</text:p>
              </table:table-cell>
              <table:table-cell office:value-type="float" office:value="0.4630026382123">
                <text:p>0.4630026382123</text:p>
              </table:table-cell>
              <table:table-cell office:value-type="float" office:value="0.172587615271287">
                <text:p>0.172587615271287</text:p>
              </table:table-cell>
              <table:table-cell office:value-type="float" office:value="0.0328906787936531">
                <text:p>0.0328906787936531</text:p>
              </table:table-cell>
              <table:table-cell office:value-type="float" office:value="0.0687922234789949">
                <text:p>0.0687922234789949</text:p>
              </table:table-cell>
              <table:table-cell office:value-type="float" office:value="0.200928990209802">
                <text:p>0.200928990209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8">
                <text:p>648</text:p>
              </table:table-cell>
              <table:table-cell office:value-type="float" office:value="0.0551665165285921">
                <text:p>0.0551665165285921</text:p>
              </table:table-cell>
              <table:table-cell office:value-type="float" office:value="0.466214220825124">
                <text:p>0.466214220825124</text:p>
              </table:table-cell>
              <table:table-cell office:value-type="float" office:value="0.173149752916359">
                <text:p>0.173149752916359</text:p>
              </table:table-cell>
              <table:table-cell office:value-type="float" office:value="0.0348931072380847">
                <text:p>0.0348931072380847</text:p>
              </table:table-cell>
              <table:table-cell office:value-type="float" office:value="0.0705023945370904">
                <text:p>0.0705023945370904</text:p>
              </table:table-cell>
              <table:table-cell office:value-type="float" office:value="0.189491942290357">
                <text:p>0.189491942290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0.0592210686463905">
                <text:p>0.0592210686463905</text:p>
              </table:table-cell>
              <table:table-cell office:value-type="float" office:value="0.508149726009653">
                <text:p>0.508149726009653</text:p>
              </table:table-cell>
              <table:table-cell office:value-type="float" office:value="0.145069107377075">
                <text:p>0.145069107377075</text:p>
              </table:table-cell>
              <table:table-cell office:value-type="float" office:value="0.0383437988907475">
                <text:p>0.0383437988907475</text:p>
              </table:table-cell>
              <table:table-cell office:value-type="float" office:value="0.0601524630461116">
                <text:p>0.0601524630461116</text:p>
              </table:table-cell>
              <table:table-cell office:value-type="float" office:value="0.193118388147821">
                <text:p>0.193118388147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">
                <text:p>504</text:p>
              </table:table-cell>
              <table:table-cell office:value-type="float" office:value="0.0693041745282119">
                <text:p>0.0693041745282119</text:p>
              </table:table-cell>
              <table:table-cell office:value-type="float" office:value="0.51150486460336">
                <text:p>0.51150486460336</text:p>
              </table:table-cell>
              <table:table-cell office:value-type="float" office:value="0.147556000272294">
                <text:p>0.147556000272294</text:p>
              </table:table-cell>
              <table:table-cell office:value-type="float" office:value="0.0404162918775234">
                <text:p>0.0404162918775234</text:p>
              </table:table-cell>
              <table:table-cell office:value-type="float" office:value="0.0589487751086696">
                <text:p>0.0589487751086696</text:p>
              </table:table-cell>
              <table:table-cell office:value-type="float" office:value="0.182352999491763">
                <text:p>0.182352999491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">
                <text:p>432</text:p>
              </table:table-cell>
              <table:table-cell office:value-type="float" office:value="0.0620241203218228">
                <text:p>0.0620241203218228</text:p>
              </table:table-cell>
              <table:table-cell office:value-type="float" office:value="0.47217010393163">
                <text:p>0.47217010393163</text:p>
              </table:table-cell>
              <table:table-cell office:value-type="float" office:value="0.180568207946947">
                <text:p>0.180568207946947</text:p>
              </table:table-cell>
              <table:table-cell office:value-type="float" office:value="0.0394419313723298">
                <text:p>0.0394419313723298</text:p>
              </table:table-cell>
              <table:table-cell office:value-type="float" office:value="0.067318772550787">
                <text:p>0.067318772550787</text:p>
              </table:table-cell>
              <table:table-cell office:value-type="float" office:value="0.171196809670095">
                <text:p>0.171196809670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0.0661566172365424">
                <text:p>0.0661566172365424</text:p>
              </table:table-cell>
              <table:table-cell office:value-type="float" office:value="0.515085302415043">
                <text:p>0.515085302415043</text:p>
              </table:table-cell>
              <table:table-cell office:value-type="float" office:value="0.152984298043288">
                <text:p>0.152984298043288</text:p>
              </table:table-cell>
              <table:table-cell office:value-type="float" office:value="0.0461472971844886">
                <text:p>0.0461472971844886</text:p>
              </table:table-cell>
              <table:table-cell office:value-type="float" office:value="0.0587701753924536">
                <text:p>0.0587701753924536</text:p>
              </table:table-cell>
              <table:table-cell office:value-type="float" office:value="0.164988806642904">
                <text:p>0.1649888066429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">
                <text:p>288</text:p>
              </table:table-cell>
              <table:table-cell office:value-type="float" office:value="0.0633398074863075">
                <text:p>0.0633398074863075</text:p>
              </table:table-cell>
              <table:table-cell office:value-type="float" office:value="0.53032972504132">
                <text:p>0.53032972504132</text:p>
              </table:table-cell>
              <table:table-cell office:value-type="float" office:value="0.157764560015485">
                <text:p>0.157764560015485</text:p>
              </table:table-cell>
              <table:table-cell office:value-type="float" office:value="0.0481494013783591">
                <text:p>0.0481494013783591</text:p>
              </table:table-cell>
              <table:table-cell office:value-type="float" office:value="0.0590717217543434">
                <text:p>0.0590717217543434</text:p>
              </table:table-cell>
              <table:table-cell office:value-type="float" office:value="0.138527974573949">
                <text:p>0.1385279745739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">
                <text:p>216</text:p>
              </table:table-cell>
              <table:table-cell office:value-type="float" office:value="0.080650698237319">
                <text:p>0.080650698237319</text:p>
              </table:table-cell>
              <table:table-cell office:value-type="float" office:value="0.530590490958832">
                <text:p>0.530590490958832</text:p>
              </table:table-cell>
              <table:table-cell office:value-type="float" office:value="0.162047501488173">
                <text:p>0.162047501488173</text:p>
              </table:table-cell>
              <table:table-cell office:value-type="float" office:value="0.0507277337069579">
                <text:p>0.0507277337069579</text:p>
              </table:table-cell>
              <table:table-cell office:value-type="float" office:value="0.059387553320782">
                <text:p>0.059387553320782</text:p>
              </table:table-cell>
              <table:table-cell office:value-type="float" office:value="0.133906913038947">
                <text:p>0.1339069130389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0.067115938828307">
                <text:p>0.067115938828307</text:p>
              </table:table-cell>
              <table:table-cell office:value-type="float" office:value="0.484183323682717">
                <text:p>0.484183323682717</text:p>
              </table:table-cell>
              <table:table-cell office:value-type="float" office:value="0.204344047263872">
                <text:p>0.204344047263872</text:p>
              </table:table-cell>
              <table:table-cell office:value-type="float" office:value="0.0543660614796537">
                <text:p>0.0543660614796537</text:p>
              </table:table-cell>
              <table:table-cell office:value-type="float" office:value="0.0712287323480437">
                <text:p>0.0712287323480437</text:p>
              </table:table-cell>
              <table:table-cell office:value-type="float" office:value="0.105227136988395">
                <text:p>0.10522713698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0.0698637235055505">
                <text:p>0.0698637235055505</text:p>
              </table:table-cell>
              <table:table-cell office:value-type="float" office:value="0.560392350063379">
                <text:p>0.560392350063379</text:p>
              </table:table-cell>
              <table:table-cell office:value-type="float" office:value="0.174162833670774">
                <text:p>0.174162833670774</text:p>
              </table:table-cell>
              <table:table-cell office:value-type="float" office:value="0.0601794933445704">
                <text:p>0.0601794933445704</text:p>
              </table:table-cell>
              <table:table-cell office:value-type="float" office:value="0.0597450653991375">
                <text:p>0.0597450653991375</text:p>
              </table:table-cell>
              <table:table-cell office:value-type="float" office:value="0.0784043186938324">
                <text:p>0.0784043186938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0.0698637235055505">
                <text:p>0.0698637235055505</text:p>
              </table:table-cell>
              <table:table-cell office:value-type="float" office:value="0.578436478122573">
                <text:p>0.578436478122573</text:p>
              </table:table-cell>
              <table:table-cell office:value-type="float" office:value="0.18209289515745">
                <text:p>0.18209289515745</text:p>
              </table:table-cell>
              <table:table-cell office:value-type="float" office:value="0.0642885065285935">
                <text:p>0.0642885065285935</text:p>
              </table:table-cell>
              <table:table-cell office:value-type="float" office:value="0.0623594129908245">
                <text:p>0.0623594129908245</text:p>
              </table:table-cell>
              <table:table-cell office:value-type="float" office:value="0.0429589836950085">
                <text:p>0.0429589836950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.0698637235055505">
                <text:p>0.0698637235055505</text:p>
              </table:table-cell>
              <table:table-cell office:value-type="float" office:value="0.578436478122573">
                <text:p>0.578436478122573</text:p>
              </table:table-cell>
              <table:table-cell office:value-type="float" office:value="0.18209289515745">
                <text:p>0.18209289515745</text:p>
              </table:table-cell>
              <table:table-cell office:value-type="float" office:value="0.0642885065285935">
                <text:p>0.0642885065285935</text:p>
              </table:table-cell>
              <table:table-cell office:value-type="float" office:value="0.0623594129908245">
                <text:p>0.0623594129908245</text:p>
              </table:table-cell>
              <table:table-cell office:value-type="float" office:value="0.0429589836950085">
                <text:p>0.0429589836950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0698637235055505">
                <text:p>0.0698637235055505</text:p>
              </table:table-cell>
              <table:table-cell office:value-type="float" office:value="0.578436478122573">
                <text:p>0.578436478122573</text:p>
              </table:table-cell>
              <table:table-cell office:value-type="float" office:value="0.18209289515745">
                <text:p>0.18209289515745</text:p>
              </table:table-cell>
              <table:table-cell office:value-type="float" office:value="0.0642885065285935">
                <text:p>0.0642885065285935</text:p>
              </table:table-cell>
              <table:table-cell office:value-type="float" office:value="0.0623594129908245">
                <text:p>0.0623594129908245</text:p>
              </table:table-cell>
              <table:table-cell office:value-type="float" office:value="0.0429589836950085">
                <text:p>0.0429589836950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578436478122573">
                <text:p>0.578436478122573</text:p>
              </table:table-cell>
              <table:table-cell office:value-type="float" office:value="0.18209289515745">
                <text:p>0.18209289515745</text:p>
              </table:table-cell>
              <table:table-cell office:value-type="float" office:value="0.0642885065285935">
                <text:p>0.0642885065285935</text:p>
              </table:table-cell>
              <table:table-cell office:value-type="float" office:value="0.0623594129908245">
                <text:p>0.0623594129908245</text:p>
              </table:table-cell>
              <table:table-cell office:value-type="float" office:value="0.0429589836950085">
                <text:p>0.0429589836950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